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P87" style:family="paragraph" style:parent-style-name="amh_5f_paragraphe">
      <style:text-properties officeooo:rsid="08a6f501" officeooo:paragraph-rsid="08a6f501"/>
    </style:style>
    <style:style style:name="P88" style:family="paragraph" style:parent-style-name="amh_5f_paragraphe">
      <style:text-properties officeooo:rsid="08b9b8a5" officeooo:paragraph-rsid="08b9b8a5"/>
    </style:style>
    <style:style style:name="P89" style:family="paragraph" style:parent-style-name="amh_5f_paragraphe">
      <style:text-properties officeooo:rsid="08edfb25" officeooo:paragraph-rsid="08edfb25"/>
    </style:style>
    <style:style style:name="P90" style:family="paragraph" style:parent-style-name="amh_5f_paragraphe">
      <style:text-properties officeooo:rsid="08fc742c" officeooo:paragraph-rsid="08fc742c"/>
    </style:style>
    <style:style style:name="P91" style:family="paragraph" style:parent-style-name="amh_5f_paragraphe">
      <style:text-properties officeooo:rsid="09255af2" officeooo:paragraph-rsid="09255af2"/>
    </style:style>
    <style:style style:name="P92" style:family="paragraph" style:parent-style-name="amh_5f_paragraphe">
      <style:text-properties officeooo:rsid="097556da" officeooo:paragraph-rsid="097556da"/>
    </style:style>
    <style:style style:name="P93" style:family="paragraph" style:parent-style-name="amh_5f_paragraphe">
      <style:text-properties officeooo:rsid="09a00c8c" officeooo:paragraph-rsid="09a00c8c"/>
    </style:style>
    <style:style style:name="P94" style:family="paragraph" style:parent-style-name="amh_5f_paragraphe">
      <style:text-properties officeooo:rsid="09b9797d" officeooo:paragraph-rsid="09b9797d"/>
    </style:style>
    <style:style style:name="P95" style:family="paragraph" style:parent-style-name="amh_5f_paragraphe">
      <style:text-properties officeooo:rsid="09dd2860" officeooo:paragraph-rsid="09dd2860"/>
    </style:style>
    <style:style style:name="P96" style:family="paragraph" style:parent-style-name="amh_5f_paragraphe">
      <style:text-properties officeooo:rsid="09ddfec9" officeooo:paragraph-rsid="09ddfec9"/>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76755e8"/>
    </style:style>
    <style:style style:name="T1577" style:family="text">
      <style:text-properties officeooo:rsid="0767d9af"/>
    </style:style>
    <style:style style:name="T1578" style:family="text">
      <style:text-properties officeooo:rsid="07699277"/>
    </style:style>
    <style:style style:name="T1579" style:family="text">
      <style:text-properties officeooo:rsid="076a6e65"/>
    </style:style>
    <style:style style:name="T1580" style:family="text">
      <style:text-properties officeooo:rsid="076c1f40"/>
    </style:style>
    <style:style style:name="T1581" style:family="text">
      <style:text-properties officeooo:rsid="076e0373"/>
    </style:style>
    <style:style style:name="T1582" style:family="text">
      <style:text-properties officeooo:rsid="076fa081"/>
    </style:style>
    <style:style style:name="T1583" style:family="text">
      <style:text-properties officeooo:rsid="0770276e"/>
    </style:style>
    <style:style style:name="T1584" style:family="text">
      <style:text-properties officeooo:rsid="0770e769"/>
    </style:style>
    <style:style style:name="T1585" style:family="text">
      <style:text-properties officeooo:rsid="0770f62d"/>
    </style:style>
    <style:style style:name="T1586" style:family="text">
      <style:text-properties officeooo:rsid="077157c3"/>
    </style:style>
    <style:style style:name="T1587" style:family="text">
      <style:text-properties officeooo:rsid="07728988"/>
    </style:style>
    <style:style style:name="T1588" style:family="text">
      <style:text-properties officeooo:rsid="07734823"/>
    </style:style>
    <style:style style:name="T1589" style:family="text">
      <style:text-properties officeooo:rsid="0773d8dd"/>
    </style:style>
    <style:style style:name="T1590" style:family="text">
      <style:text-properties officeooo:rsid="077466f6"/>
    </style:style>
    <style:style style:name="T1591" style:family="text">
      <style:text-properties officeooo:rsid="0774907c"/>
    </style:style>
    <style:style style:name="T1592" style:family="text">
      <style:text-properties officeooo:rsid="0776347d"/>
    </style:style>
    <style:style style:name="T1593" style:family="text">
      <style:text-properties officeooo:rsid="0776f2df"/>
    </style:style>
    <style:style style:name="T1594" style:family="text">
      <style:text-properties officeooo:rsid="07780fa1"/>
    </style:style>
    <style:style style:name="T1595" style:family="text">
      <style:text-properties officeooo:rsid="07795906"/>
    </style:style>
    <style:style style:name="T1596" style:family="text">
      <style:text-properties officeooo:rsid="077a66e3"/>
    </style:style>
    <style:style style:name="T1597" style:family="text">
      <style:text-properties officeooo:rsid="077b6a0e"/>
    </style:style>
    <style:style style:name="T1598" style:family="text">
      <style:text-properties officeooo:rsid="077c5761"/>
    </style:style>
    <style:style style:name="T1599" style:family="text">
      <style:text-properties officeooo:rsid="077d5bf3"/>
    </style:style>
    <style:style style:name="T1600" style:family="text">
      <style:text-properties officeooo:rsid="077e235f"/>
    </style:style>
    <style:style style:name="T1601" style:family="text">
      <style:text-properties officeooo:rsid="077f2723"/>
    </style:style>
    <style:style style:name="T1602" style:family="text">
      <style:text-properties officeooo:rsid="077fbe47"/>
    </style:style>
    <style:style style:name="T1603" style:family="text">
      <style:text-properties officeooo:rsid="0781b00f"/>
    </style:style>
    <style:style style:name="T1604" style:family="text">
      <style:text-properties officeooo:rsid="07820e67"/>
    </style:style>
    <style:style style:name="T1605" style:family="text">
      <style:text-properties officeooo:rsid="078279ba"/>
    </style:style>
    <style:style style:name="T1606" style:family="text">
      <style:text-properties officeooo:rsid="07832698"/>
    </style:style>
    <style:style style:name="T1607" style:family="text">
      <style:text-properties officeooo:rsid="0784341b"/>
    </style:style>
    <style:style style:name="T1608" style:family="text">
      <style:text-properties officeooo:rsid="0785ef97"/>
    </style:style>
    <style:style style:name="T1609" style:family="text">
      <style:text-properties officeooo:rsid="0786c465"/>
    </style:style>
    <style:style style:name="T1610" style:family="text">
      <style:text-properties officeooo:rsid="0787d3d4"/>
    </style:style>
    <style:style style:name="T1611" style:family="text">
      <style:text-properties officeooo:rsid="07884a55"/>
    </style:style>
    <style:style style:name="T1612" style:family="text">
      <style:text-properties officeooo:rsid="078a13a7"/>
    </style:style>
    <style:style style:name="T1613" style:family="text">
      <style:text-properties officeooo:rsid="078b3d54"/>
    </style:style>
    <style:style style:name="T1614" style:family="text">
      <style:text-properties officeooo:rsid="078ced91"/>
    </style:style>
    <style:style style:name="T1615" style:family="text">
      <style:text-properties officeooo:rsid="078dd3f0"/>
    </style:style>
    <style:style style:name="T1616" style:family="text">
      <style:text-properties officeooo:rsid="078e7a33"/>
    </style:style>
    <style:style style:name="T1617" style:family="text">
      <style:text-properties officeooo:rsid="078f8050"/>
    </style:style>
    <style:style style:name="T1618" style:family="text">
      <style:text-properties officeooo:rsid="079067fa"/>
    </style:style>
    <style:style style:name="T1619" style:family="text">
      <style:text-properties officeooo:rsid="07916d04"/>
    </style:style>
    <style:style style:name="T1620" style:family="text">
      <style:text-properties officeooo:rsid="0792acb1"/>
    </style:style>
    <style:style style:name="T1621" style:family="text">
      <style:text-properties officeooo:rsid="0793e793"/>
    </style:style>
    <style:style style:name="T1622" style:family="text">
      <style:text-properties officeooo:rsid="079561d4"/>
    </style:style>
    <style:style style:name="T1623" style:family="text">
      <style:text-properties officeooo:rsid="07972834"/>
    </style:style>
    <style:style style:name="T1624" style:family="text">
      <style:text-properties officeooo:rsid="0798f04f"/>
    </style:style>
    <style:style style:name="T1625" style:family="text">
      <style:text-properties officeooo:rsid="079a37bb"/>
    </style:style>
    <style:style style:name="T1626" style:family="text">
      <style:text-properties officeooo:rsid="079aca45"/>
    </style:style>
    <style:style style:name="T1627" style:family="text">
      <style:text-properties officeooo:rsid="079b1ca1"/>
    </style:style>
    <style:style style:name="T1628" style:family="text">
      <style:text-properties officeooo:rsid="079b5bde"/>
    </style:style>
    <style:style style:name="T1629" style:family="text">
      <style:text-properties officeooo:rsid="079c6e55"/>
    </style:style>
    <style:style style:name="T1630" style:family="text">
      <style:text-properties officeooo:rsid="079c87aa"/>
    </style:style>
    <style:style style:name="T1631" style:family="text">
      <style:text-properties officeooo:rsid="079d7106"/>
    </style:style>
    <style:style style:name="T1632" style:family="text">
      <style:text-properties officeooo:rsid="079de891"/>
    </style:style>
    <style:style style:name="T1633" style:family="text">
      <style:text-properties officeooo:rsid="079e3b58"/>
    </style:style>
    <style:style style:name="T1634" style:family="text">
      <style:text-properties officeooo:rsid="079f9d17"/>
    </style:style>
    <style:style style:name="T1635" style:family="text">
      <style:text-properties officeooo:rsid="07a07c02"/>
    </style:style>
    <style:style style:name="T1636" style:family="text">
      <style:text-properties officeooo:rsid="07a25457"/>
    </style:style>
    <style:style style:name="T1637" style:family="text">
      <style:text-properties officeooo:rsid="07a3de3a"/>
    </style:style>
    <style:style style:name="T1638" style:family="text">
      <style:text-properties officeooo:rsid="07a4e280"/>
    </style:style>
    <style:style style:name="T1639" style:family="text">
      <style:text-properties officeooo:rsid="07a520d4"/>
    </style:style>
    <style:style style:name="T1640" style:family="text">
      <style:text-properties officeooo:rsid="07a87f40"/>
    </style:style>
    <style:style style:name="T1641" style:family="text">
      <style:text-properties officeooo:rsid="07a69867"/>
    </style:style>
    <style:style style:name="T1642" style:family="text">
      <style:text-properties officeooo:rsid="07a8a361"/>
    </style:style>
    <style:style style:name="T1643" style:family="text">
      <style:text-properties officeooo:rsid="07aa959b"/>
    </style:style>
    <style:style style:name="T1644" style:family="text">
      <style:text-properties officeooo:rsid="07ab7103"/>
    </style:style>
    <style:style style:name="T1645" style:family="text">
      <style:text-properties officeooo:rsid="07ac803f"/>
    </style:style>
    <style:style style:name="T1646" style:family="text">
      <style:text-properties officeooo:rsid="07ae2208"/>
    </style:style>
    <style:style style:name="T1647" style:family="text">
      <style:text-properties officeooo:rsid="07ae4671"/>
    </style:style>
    <style:style style:name="T1648" style:family="text">
      <style:text-properties officeooo:rsid="07af7c8a"/>
    </style:style>
    <style:style style:name="T1649" style:family="text">
      <style:text-properties officeooo:rsid="07b073c5"/>
    </style:style>
    <style:style style:name="T1650" style:family="text">
      <style:text-properties officeooo:rsid="07b1d31f"/>
    </style:style>
    <style:style style:name="T1651" style:family="text">
      <style:text-properties officeooo:rsid="07b3a1e9"/>
    </style:style>
    <style:style style:name="T1652" style:family="text">
      <style:text-properties officeooo:rsid="07b4b1ad"/>
    </style:style>
    <style:style style:name="T1653" style:family="text">
      <style:text-properties officeooo:rsid="07b4bd70"/>
    </style:style>
    <style:style style:name="T1654" style:family="text">
      <style:text-properties officeooo:rsid="07b65793"/>
    </style:style>
    <style:style style:name="T1655" style:family="text">
      <style:text-properties officeooo:rsid="07b7e5b3"/>
    </style:style>
    <style:style style:name="T1656" style:family="text">
      <style:text-properties officeooo:rsid="07b83fbc"/>
    </style:style>
    <style:style style:name="T1657" style:family="text">
      <style:text-properties officeooo:rsid="07b88f96"/>
    </style:style>
    <style:style style:name="T1658" style:family="text">
      <style:text-properties officeooo:rsid="07b9e9c5"/>
    </style:style>
    <style:style style:name="T1659" style:family="text">
      <style:text-properties officeooo:rsid="07ba5815"/>
    </style:style>
    <style:style style:name="T1660" style:family="text">
      <style:text-properties officeooo:rsid="07baf4fc"/>
    </style:style>
    <style:style style:name="T1661" style:family="text">
      <style:text-properties officeooo:rsid="07bc24c0"/>
    </style:style>
    <style:style style:name="T1662" style:family="text">
      <style:text-properties officeooo:rsid="07bcc864"/>
    </style:style>
    <style:style style:name="T1663" style:family="text">
      <style:text-properties officeooo:rsid="07bd54ce"/>
    </style:style>
    <style:style style:name="T1664" style:family="text">
      <style:text-properties officeooo:rsid="07bf4c64"/>
    </style:style>
    <style:style style:name="T1665" style:family="text">
      <style:text-properties officeooo:rsid="07c01aa6"/>
    </style:style>
    <style:style style:name="T1666" style:family="text">
      <style:text-properties officeooo:rsid="07c15190"/>
    </style:style>
    <style:style style:name="T1667" style:family="text">
      <style:text-properties officeooo:rsid="07c32287"/>
    </style:style>
    <style:style style:name="T1668" style:family="text">
      <style:text-properties officeooo:rsid="07c52a50"/>
    </style:style>
    <style:style style:name="T1669" style:family="text">
      <style:text-properties officeooo:rsid="07c3fc31"/>
    </style:style>
    <style:style style:name="T1670" style:family="text">
      <style:text-properties officeooo:rsid="07c55eb0"/>
    </style:style>
    <style:style style:name="T1671" style:family="text">
      <style:text-properties officeooo:rsid="07c73045"/>
    </style:style>
    <style:style style:name="T1672" style:family="text">
      <style:text-properties officeooo:rsid="07c7f717"/>
    </style:style>
    <style:style style:name="T1673" style:family="text">
      <style:text-properties officeooo:rsid="07c9de03"/>
    </style:style>
    <style:style style:name="T1674" style:family="text">
      <style:text-properties officeooo:rsid="07cb79cd"/>
    </style:style>
    <style:style style:name="T1675" style:family="text">
      <style:text-properties officeooo:rsid="07ccafd5"/>
    </style:style>
    <style:style style:name="T1676" style:family="text">
      <style:text-properties officeooo:rsid="07ceac9d"/>
    </style:style>
    <style:style style:name="T1677" style:family="text">
      <style:text-properties officeooo:rsid="07d0422a"/>
    </style:style>
    <style:style style:name="T1678" style:family="text">
      <style:text-properties officeooo:rsid="07d1bdaf"/>
    </style:style>
    <style:style style:name="T1679" style:family="text">
      <style:text-properties officeooo:rsid="07d31999"/>
    </style:style>
    <style:style style:name="T1680" style:family="text">
      <style:text-properties officeooo:rsid="07d47cfe"/>
    </style:style>
    <style:style style:name="T1681" style:family="text">
      <style:text-properties officeooo:rsid="07d57604"/>
    </style:style>
    <style:style style:name="T1682" style:family="text">
      <style:text-properties officeooo:rsid="07d6ed9e"/>
    </style:style>
    <style:style style:name="T1683" style:family="text">
      <style:text-properties officeooo:rsid="07d7acdf"/>
    </style:style>
    <style:style style:name="T1684" style:family="text">
      <style:text-properties officeooo:rsid="07d91bc7"/>
    </style:style>
    <style:style style:name="T1685" style:family="text">
      <style:text-properties officeooo:rsid="07dafa77"/>
    </style:style>
    <style:style style:name="T1686" style:family="text">
      <style:text-properties officeooo:rsid="07dc7827"/>
    </style:style>
    <style:style style:name="T1687" style:family="text">
      <style:text-properties officeooo:rsid="07de3e99"/>
    </style:style>
    <style:style style:name="T1688" style:family="text">
      <style:text-properties officeooo:rsid="07debcba"/>
    </style:style>
    <style:style style:name="T1689" style:family="text">
      <style:text-properties officeooo:rsid="07e01c3a"/>
    </style:style>
    <style:style style:name="T1690" style:family="text">
      <style:text-properties officeooo:rsid="07e14bd3"/>
    </style:style>
    <style:style style:name="T1691" style:family="text">
      <style:text-properties officeooo:rsid="07e34306"/>
    </style:style>
    <style:style style:name="T1692" style:family="text">
      <style:text-properties officeooo:rsid="07e4cb6b"/>
    </style:style>
    <style:style style:name="T1693" style:family="text">
      <style:text-properties officeooo:rsid="07e675f8"/>
    </style:style>
    <style:style style:name="T1694" style:family="text">
      <style:text-properties officeooo:rsid="07e7d797"/>
    </style:style>
    <style:style style:name="T1695" style:family="text">
      <style:text-properties officeooo:rsid="07e8e9b5"/>
    </style:style>
    <style:style style:name="T1696" style:family="text">
      <style:text-properties officeooo:rsid="07eac8c9"/>
    </style:style>
    <style:style style:name="T1697" style:family="text">
      <style:text-properties officeooo:rsid="07eb68b3"/>
    </style:style>
    <style:style style:name="T1698" style:family="text">
      <style:text-properties officeooo:rsid="07ebf3f8"/>
    </style:style>
    <style:style style:name="T1699" style:family="text">
      <style:text-properties officeooo:rsid="07ec4681"/>
    </style:style>
    <style:style style:name="T1700" style:family="text">
      <style:text-properties officeooo:rsid="07ec8054"/>
    </style:style>
    <style:style style:name="T1701" style:family="text">
      <style:text-properties officeooo:rsid="07ee3255"/>
    </style:style>
    <style:style style:name="T1702" style:family="text">
      <style:text-properties officeooo:rsid="07ef05d3"/>
    </style:style>
    <style:style style:name="T1703" style:family="text">
      <style:text-properties officeooo:rsid="07ef1812"/>
    </style:style>
    <style:style style:name="T1704" style:family="text">
      <style:text-properties officeooo:rsid="07f1058a"/>
    </style:style>
    <style:style style:name="T1705" style:family="text">
      <style:text-properties officeooo:rsid="07f2cebf"/>
    </style:style>
    <style:style style:name="T1706" style:family="text">
      <style:text-properties officeooo:rsid="07f4996c"/>
    </style:style>
    <style:style style:name="T1707" style:family="text">
      <style:text-properties officeooo:rsid="07f60315"/>
    </style:style>
    <style:style style:name="T1708" style:family="text">
      <style:text-properties officeooo:rsid="07f7825f"/>
    </style:style>
    <style:style style:name="T1709" style:family="text">
      <style:text-properties officeooo:rsid="07f7fa13"/>
    </style:style>
    <style:style style:name="T1710" style:family="text">
      <style:text-properties officeooo:rsid="07f80198"/>
    </style:style>
    <style:style style:name="T1711" style:family="text">
      <style:text-properties officeooo:rsid="07f987ff"/>
    </style:style>
    <style:style style:name="T1712" style:family="text">
      <style:text-properties officeooo:rsid="07fa8107"/>
    </style:style>
    <style:style style:name="T1713" style:family="text">
      <style:text-properties officeooo:rsid="07fb0db3"/>
    </style:style>
    <style:style style:name="T1714" style:family="text">
      <style:text-properties officeooo:rsid="03b15d7d"/>
    </style:style>
    <style:style style:name="T1715" style:family="text">
      <style:text-properties officeooo:rsid="03b195d2"/>
    </style:style>
    <style:style style:name="T1716" style:family="text">
      <style:text-properties officeooo:rsid="03b33b44"/>
    </style:style>
    <style:style style:name="T1717" style:family="text">
      <style:text-properties officeooo:rsid="03b43d07"/>
    </style:style>
    <style:style style:name="T1718" style:family="text">
      <style:text-properties officeooo:rsid="07fe0f8a"/>
    </style:style>
    <style:style style:name="T1719" style:family="text">
      <style:text-properties officeooo:rsid="0803cd28"/>
    </style:style>
    <style:style style:name="T1720" style:family="text">
      <style:text-properties officeooo:rsid="07fed3c9"/>
    </style:style>
    <style:style style:name="T1721" style:family="text">
      <style:text-properties officeooo:rsid="07ff0e5b"/>
    </style:style>
    <style:style style:name="T1722" style:family="text">
      <style:text-properties officeooo:rsid="0800a7ec"/>
    </style:style>
    <style:style style:name="T1723" style:family="text">
      <style:text-properties officeooo:rsid="0800e194"/>
    </style:style>
    <style:style style:name="T1724" style:family="text">
      <style:text-properties officeooo:rsid="0801b943"/>
    </style:style>
    <style:style style:name="T1725" style:family="text">
      <style:text-properties officeooo:rsid="0801f432"/>
    </style:style>
    <style:style style:name="T1726" style:family="text">
      <style:text-properties officeooo:rsid="0803cf66"/>
    </style:style>
    <style:style style:name="T1727" style:family="text">
      <style:text-properties officeooo:rsid="0803d354"/>
    </style:style>
    <style:style style:name="T1728" style:family="text">
      <style:text-properties officeooo:rsid="0804a43b"/>
    </style:style>
    <style:style style:name="T1729" style:family="text">
      <style:text-properties officeooo:rsid="08052409"/>
    </style:style>
    <style:style style:name="T1730" style:family="text">
      <style:text-properties officeooo:rsid="08068b2d"/>
    </style:style>
    <style:style style:name="T1731" style:family="text">
      <style:text-properties officeooo:rsid="08071dfc"/>
    </style:style>
    <style:style style:name="T1732" style:family="text">
      <style:text-properties officeooo:rsid="080900df"/>
    </style:style>
    <style:style style:name="T1733" style:family="text">
      <style:text-properties officeooo:rsid="08093aa9"/>
    </style:style>
    <style:style style:name="T1734" style:family="text">
      <style:text-properties officeooo:rsid="0809a20c"/>
    </style:style>
    <style:style style:name="T1735" style:family="text">
      <style:text-properties officeooo:rsid="080b4d70"/>
    </style:style>
    <style:style style:name="T1736" style:family="text">
      <style:text-properties officeooo:rsid="080c056c"/>
    </style:style>
    <style:style style:name="T1737" style:family="text">
      <style:text-properties officeooo:rsid="080d4197"/>
    </style:style>
    <style:style style:name="T1738" style:family="text">
      <style:text-properties officeooo:rsid="080da3cc"/>
    </style:style>
    <style:style style:name="T1739" style:family="text">
      <style:text-properties officeooo:rsid="080f43e4"/>
    </style:style>
    <style:style style:name="T1740" style:family="text">
      <style:text-properties officeooo:rsid="0810ba6b"/>
    </style:style>
    <style:style style:name="T1741" style:family="text">
      <style:text-properties officeooo:rsid="08115016"/>
    </style:style>
    <style:style style:name="T1742" style:family="text">
      <style:text-properties officeooo:rsid="0811f1b1"/>
    </style:style>
    <style:style style:name="T1743" style:family="text">
      <style:text-properties officeooo:rsid="08134355"/>
    </style:style>
    <style:style style:name="T1744" style:family="text">
      <style:text-properties officeooo:rsid="0813d714"/>
    </style:style>
    <style:style style:name="T1745" style:family="text">
      <style:text-properties officeooo:rsid="0813f3b9"/>
    </style:style>
    <style:style style:name="T1746" style:family="text">
      <style:text-properties officeooo:rsid="08149bb0"/>
    </style:style>
    <style:style style:name="T1747" style:family="text">
      <style:text-properties officeooo:rsid="08150430"/>
    </style:style>
    <style:style style:name="T1748" style:family="text">
      <style:text-properties officeooo:rsid="0815d96e"/>
    </style:style>
    <style:style style:name="T1749" style:family="text">
      <style:text-properties officeooo:rsid="08169269"/>
    </style:style>
    <style:style style:name="T1750" style:family="text">
      <style:text-properties officeooo:rsid="0818827e"/>
    </style:style>
    <style:style style:name="T1751" style:family="text">
      <style:text-properties officeooo:rsid="081975ec"/>
    </style:style>
    <style:style style:name="T1752" style:family="text">
      <style:text-properties officeooo:rsid="081a87ed"/>
    </style:style>
    <style:style style:name="T1753" style:family="text">
      <style:text-properties officeooo:rsid="081c6cd2"/>
    </style:style>
    <style:style style:name="T1754" style:family="text">
      <style:text-properties officeooo:rsid="081e3a1a"/>
    </style:style>
    <style:style style:name="T1755" style:family="text">
      <style:text-properties officeooo:rsid="081ec1a0"/>
    </style:style>
    <style:style style:name="T1756" style:family="text">
      <style:text-properties officeooo:rsid="081ff9f1"/>
    </style:style>
    <style:style style:name="T1757" style:family="text">
      <style:text-properties officeooo:rsid="0821d0ab"/>
    </style:style>
    <style:style style:name="T1758" style:family="text">
      <style:text-properties officeooo:rsid="0822fe3e"/>
    </style:style>
    <style:style style:name="T1759" style:family="text">
      <style:text-properties officeooo:rsid="0825357f"/>
    </style:style>
    <style:style style:name="T1760" style:family="text">
      <style:text-properties officeooo:rsid="08259dc2"/>
    </style:style>
    <style:style style:name="T1761" style:family="text">
      <style:text-properties officeooo:rsid="0826d4b2"/>
    </style:style>
    <style:style style:name="T1762" style:family="text">
      <style:text-properties officeooo:rsid="0826ee42"/>
    </style:style>
    <style:style style:name="T1763" style:family="text">
      <style:text-properties officeooo:rsid="0827bf32"/>
    </style:style>
    <style:style style:name="T1764" style:family="text">
      <style:text-properties officeooo:rsid="082982eb"/>
    </style:style>
    <style:style style:name="T1765" style:family="text">
      <style:text-properties officeooo:rsid="082b4903"/>
    </style:style>
    <style:style style:name="T1766" style:family="text">
      <style:text-properties officeooo:rsid="082c3578"/>
    </style:style>
    <style:style style:name="T1767" style:family="text">
      <style:text-properties officeooo:rsid="082cdfc3"/>
    </style:style>
    <style:style style:name="T1768" style:family="text">
      <style:text-properties officeooo:rsid="082d3dcb"/>
    </style:style>
    <style:style style:name="T1769" style:family="text">
      <style:text-properties officeooo:rsid="082e5183"/>
    </style:style>
    <style:style style:name="T1770" style:family="text">
      <style:text-properties officeooo:rsid="08304c0b"/>
    </style:style>
    <style:style style:name="T1771" style:family="text">
      <style:text-properties officeooo:rsid="08307229"/>
    </style:style>
    <style:style style:name="T1772" style:family="text">
      <style:text-properties officeooo:rsid="0831acc3"/>
    </style:style>
    <style:style style:name="T1773" style:family="text">
      <style:text-properties officeooo:rsid="0832e977"/>
    </style:style>
    <style:style style:name="T1774" style:family="text">
      <style:text-properties officeooo:rsid="083499be"/>
    </style:style>
    <style:style style:name="T1775" style:family="text">
      <style:text-properties officeooo:rsid="08364786"/>
    </style:style>
    <style:style style:name="T1776" style:family="text">
      <style:text-properties officeooo:rsid="08373dbb"/>
    </style:style>
    <style:style style:name="T1777" style:family="text">
      <style:text-properties officeooo:rsid="0837bcd4"/>
    </style:style>
    <style:style style:name="T1778" style:family="text">
      <style:text-properties officeooo:rsid="08399c80"/>
    </style:style>
    <style:style style:name="T1779" style:family="text">
      <style:text-properties officeooo:rsid="083b7c3f"/>
    </style:style>
    <style:style style:name="T1780" style:family="text">
      <style:text-properties officeooo:rsid="083bab0e"/>
    </style:style>
    <style:style style:name="T1781" style:family="text">
      <style:text-properties officeooo:rsid="083c8bd5"/>
    </style:style>
    <style:style style:name="T1782" style:family="text">
      <style:text-properties officeooo:rsid="083e39e0"/>
    </style:style>
    <style:style style:name="T1783" style:family="text">
      <style:text-properties officeooo:rsid="083e596e"/>
    </style:style>
    <style:style style:name="T1784" style:family="text">
      <style:text-properties officeooo:rsid="08403d0f"/>
    </style:style>
    <style:style style:name="T1785" style:family="text">
      <style:text-properties officeooo:rsid="084060e9"/>
    </style:style>
    <style:style style:name="T1786" style:family="text">
      <style:text-properties officeooo:rsid="0841f580"/>
    </style:style>
    <style:style style:name="T1787" style:family="text">
      <style:text-properties officeooo:rsid="0842fb25"/>
    </style:style>
    <style:style style:name="T1788" style:family="text">
      <style:text-properties officeooo:rsid="084389b2"/>
    </style:style>
    <style:style style:name="T1789" style:family="text">
      <style:text-properties officeooo:rsid="08441e72"/>
    </style:style>
    <style:style style:name="T1790" style:family="text">
      <style:text-properties officeooo:rsid="084462a3"/>
    </style:style>
    <style:style style:name="T1791" style:family="text">
      <style:text-properties officeooo:rsid="08463c3f"/>
    </style:style>
    <style:style style:name="T1792" style:family="text">
      <style:text-properties officeooo:rsid="0847e05b"/>
    </style:style>
    <style:style style:name="T1793" style:family="text">
      <style:text-properties officeooo:rsid="0849c3dc"/>
    </style:style>
    <style:style style:name="T1794" style:family="text">
      <style:text-properties officeooo:rsid="084a0673"/>
    </style:style>
    <style:style style:name="T1795" style:family="text">
      <style:text-properties officeooo:rsid="084b428a"/>
    </style:style>
    <style:style style:name="T1796" style:family="text">
      <style:text-properties officeooo:rsid="084d81bf"/>
    </style:style>
    <style:style style:name="T1797" style:family="text">
      <style:text-properties officeooo:rsid="084e292b"/>
    </style:style>
    <style:style style:name="T1798" style:family="text">
      <style:text-properties officeooo:rsid="084e43f3"/>
    </style:style>
    <style:style style:name="T1799" style:family="text">
      <style:text-properties officeooo:rsid="084e460c"/>
    </style:style>
    <style:style style:name="T1800" style:family="text">
      <style:text-properties officeooo:rsid="084f154a"/>
    </style:style>
    <style:style style:name="T1801" style:family="text">
      <style:text-properties officeooo:rsid="08515fee"/>
    </style:style>
    <style:style style:name="T1802" style:family="text">
      <style:text-properties officeooo:rsid="084ffd03"/>
    </style:style>
    <style:style style:name="T1803" style:family="text">
      <style:text-properties officeooo:rsid="08534754"/>
    </style:style>
    <style:style style:name="T1804" style:family="text">
      <style:text-properties officeooo:rsid="08544f10"/>
    </style:style>
    <style:style style:name="T1805" style:family="text">
      <style:text-properties officeooo:rsid="085582f5"/>
    </style:style>
    <style:style style:name="T1806" style:family="text">
      <style:text-properties officeooo:rsid="0855caa7"/>
    </style:style>
    <style:style style:name="T1807" style:family="text">
      <style:text-properties officeooo:rsid="0855f3de"/>
    </style:style>
    <style:style style:name="T1808" style:family="text">
      <style:text-properties officeooo:rsid="0857545b"/>
    </style:style>
    <style:style style:name="T1809" style:family="text">
      <style:text-properties officeooo:rsid="085759d1"/>
    </style:style>
    <style:style style:name="T1810" style:family="text">
      <style:text-properties officeooo:rsid="08579919"/>
    </style:style>
    <style:style style:name="T1811" style:family="text">
      <style:text-properties officeooo:rsid="0858317a"/>
    </style:style>
    <style:style style:name="T1812" style:family="text">
      <style:text-properties officeooo:rsid="08585b28"/>
    </style:style>
    <style:style style:name="T1813" style:family="text">
      <style:text-properties officeooo:rsid="0859ba51"/>
    </style:style>
    <style:style style:name="T1814" style:family="text">
      <style:text-properties officeooo:rsid="0859c8d4"/>
    </style:style>
    <style:style style:name="T1815" style:family="text">
      <style:text-properties officeooo:rsid="0859d730"/>
    </style:style>
    <style:style style:name="T1816" style:family="text">
      <style:text-properties officeooo:rsid="085b0c66"/>
    </style:style>
    <style:style style:name="T1817" style:family="text">
      <style:text-properties officeooo:rsid="085ca3e2"/>
    </style:style>
    <style:style style:name="T1818" style:family="text">
      <style:text-properties officeooo:rsid="085e0537"/>
    </style:style>
    <style:style style:name="T1819" style:family="text">
      <style:text-properties officeooo:rsid="085e2cb5"/>
    </style:style>
    <style:style style:name="T1820" style:family="text">
      <style:text-properties officeooo:rsid="085fa440"/>
    </style:style>
    <style:style style:name="T1821" style:family="text">
      <style:text-properties officeooo:rsid="085fdfea"/>
    </style:style>
    <style:style style:name="T1822" style:family="text">
      <style:text-properties officeooo:rsid="0860d4ad"/>
    </style:style>
    <style:style style:name="T1823" style:family="text">
      <style:text-properties officeooo:rsid="0860db94"/>
    </style:style>
    <style:style style:name="T1824" style:family="text">
      <style:text-properties officeooo:rsid="08613518"/>
    </style:style>
    <style:style style:name="T1825" style:family="text">
      <style:text-properties officeooo:rsid="08623141"/>
    </style:style>
    <style:style style:name="T1826" style:family="text">
      <style:text-properties officeooo:rsid="08633567"/>
    </style:style>
    <style:style style:name="T1827" style:family="text">
      <style:text-properties officeooo:rsid="08641c5c"/>
    </style:style>
    <style:style style:name="T1828" style:family="text">
      <style:text-properties officeooo:rsid="08653d7f"/>
    </style:style>
    <style:style style:name="T1829" style:family="text">
      <style:text-properties officeooo:rsid="086614fa"/>
    </style:style>
    <style:style style:name="T1830" style:family="text">
      <style:text-properties officeooo:rsid="0866f2a2"/>
    </style:style>
    <style:style style:name="T1831" style:family="text">
      <style:text-properties officeooo:rsid="0867520d"/>
    </style:style>
    <style:style style:name="T1832" style:family="text">
      <style:text-properties officeooo:rsid="0867f8af"/>
    </style:style>
    <style:style style:name="T1833" style:family="text">
      <style:text-properties officeooo:rsid="0869ebcf"/>
    </style:style>
    <style:style style:name="T1834" style:family="text">
      <style:text-properties officeooo:rsid="086a496d"/>
    </style:style>
    <style:style style:name="T1835" style:family="text">
      <style:text-properties officeooo:rsid="086baaa8"/>
    </style:style>
    <style:style style:name="T1836" style:family="text">
      <style:text-properties officeooo:rsid="086cf689"/>
    </style:style>
    <style:style style:name="T1837" style:family="text">
      <style:text-properties officeooo:rsid="086d7beb"/>
    </style:style>
    <style:style style:name="T1838" style:family="text">
      <style:text-properties officeooo:rsid="086f3f9e"/>
    </style:style>
    <style:style style:name="T1839" style:family="text">
      <style:text-properties officeooo:rsid="08712793"/>
    </style:style>
    <style:style style:name="T1840" style:family="text">
      <style:text-properties officeooo:rsid="08717da1"/>
    </style:style>
    <style:style style:name="T1841" style:family="text">
      <style:text-properties officeooo:rsid="08718504"/>
    </style:style>
    <style:style style:name="T1842" style:family="text">
      <style:text-properties officeooo:rsid="0872444b"/>
    </style:style>
    <style:style style:name="T1843" style:family="text">
      <style:text-properties officeooo:rsid="087401d1"/>
    </style:style>
    <style:style style:name="T1844" style:family="text">
      <style:text-properties officeooo:rsid="087412cb"/>
    </style:style>
    <style:style style:name="T1845" style:family="text">
      <style:text-properties officeooo:rsid="0874c073"/>
    </style:style>
    <style:style style:name="T1846" style:family="text">
      <style:text-properties officeooo:rsid="08755bd6"/>
    </style:style>
    <style:style style:name="T1847" style:family="text">
      <style:text-properties officeooo:rsid="08765912"/>
    </style:style>
    <style:style style:name="T1848" style:family="text">
      <style:text-properties officeooo:rsid="0877edea"/>
    </style:style>
    <style:style style:name="T1849" style:family="text">
      <style:text-properties officeooo:rsid="0878bedf"/>
    </style:style>
    <style:style style:name="T1850" style:family="text">
      <style:text-properties officeooo:rsid="087a448c"/>
    </style:style>
    <style:style style:name="T1851" style:family="text">
      <style:text-properties officeooo:rsid="087bcb64"/>
    </style:style>
    <style:style style:name="T1852" style:family="text">
      <style:text-properties officeooo:rsid="087c0db4"/>
    </style:style>
    <style:style style:name="T1853" style:family="text">
      <style:text-properties officeooo:rsid="087d5526"/>
    </style:style>
    <style:style style:name="T1854" style:family="text">
      <style:text-properties officeooo:rsid="087dcd72"/>
    </style:style>
    <style:style style:name="T1855" style:family="text">
      <style:text-properties officeooo:rsid="087eaa70"/>
    </style:style>
    <style:style style:name="T1856" style:family="text">
      <style:text-properties officeooo:rsid="088090f0"/>
    </style:style>
    <style:style style:name="T1857" style:family="text">
      <style:text-properties officeooo:rsid="08820143"/>
    </style:style>
    <style:style style:name="T1858" style:family="text">
      <style:text-properties officeooo:rsid="08838d86"/>
    </style:style>
    <style:style style:name="T1859" style:family="text">
      <style:text-properties officeooo:rsid="0885dd6f"/>
    </style:style>
    <style:style style:name="T1860" style:family="text">
      <style:text-properties officeooo:rsid="08870261"/>
    </style:style>
    <style:style style:name="T1861" style:family="text">
      <style:text-properties officeooo:rsid="08886910"/>
    </style:style>
    <style:style style:name="T1862" style:family="text">
      <style:text-properties officeooo:rsid="08890bcf"/>
    </style:style>
    <style:style style:name="T1863" style:family="text">
      <style:text-properties officeooo:rsid="088a3382"/>
    </style:style>
    <style:style style:name="T1864" style:family="text">
      <style:text-properties officeooo:rsid="088c319d"/>
    </style:style>
    <style:style style:name="T1865" style:family="text">
      <style:text-properties officeooo:rsid="088c552c"/>
    </style:style>
    <style:style style:name="T1866" style:family="text">
      <style:text-properties officeooo:rsid="088e19dc"/>
    </style:style>
    <style:style style:name="T1867" style:family="text">
      <style:text-properties officeooo:rsid="088fa91b"/>
    </style:style>
    <style:style style:name="T1868" style:family="text">
      <style:text-properties officeooo:rsid="08917b33"/>
    </style:style>
    <style:style style:name="T1869" style:family="text">
      <style:text-properties officeooo:rsid="089325d2"/>
    </style:style>
    <style:style style:name="T1870" style:family="text">
      <style:text-properties officeooo:rsid="0893de6f"/>
    </style:style>
    <style:style style:name="T1871" style:family="text">
      <style:text-properties officeooo:rsid="0893fc89"/>
    </style:style>
    <style:style style:name="T1872" style:family="text">
      <style:text-properties officeooo:rsid="0894ba03"/>
    </style:style>
    <style:style style:name="T1873" style:family="text">
      <style:text-properties officeooo:rsid="0895a9b0"/>
    </style:style>
    <style:style style:name="T1874" style:family="text">
      <style:text-properties officeooo:rsid="08977a02"/>
    </style:style>
    <style:style style:name="T1875" style:family="text">
      <style:text-properties officeooo:rsid="0899779e"/>
    </style:style>
    <style:style style:name="T1876" style:family="text">
      <style:text-properties officeooo:rsid="089a19ca"/>
    </style:style>
    <style:style style:name="T1877" style:family="text">
      <style:text-properties officeooo:rsid="089b276f"/>
    </style:style>
    <style:style style:name="T1878" style:family="text">
      <style:text-properties officeooo:rsid="089d0cab"/>
    </style:style>
    <style:style style:name="T1879" style:family="text">
      <style:text-properties officeooo:rsid="089dba7b"/>
    </style:style>
    <style:style style:name="T1880" style:family="text">
      <style:text-properties officeooo:rsid="089f968e"/>
    </style:style>
    <style:style style:name="T1881" style:family="text">
      <style:text-properties officeooo:rsid="08a06cf1"/>
    </style:style>
    <style:style style:name="T1882" style:family="text">
      <style:text-properties officeooo:rsid="08a0df02"/>
    </style:style>
    <style:style style:name="T1883" style:family="text">
      <style:text-properties officeooo:rsid="08a226bc"/>
    </style:style>
    <style:style style:name="T1884" style:family="text">
      <style:text-properties officeooo:rsid="08a375b9"/>
    </style:style>
    <style:style style:name="T1885" style:family="text">
      <style:text-properties officeooo:rsid="08a3ff9b"/>
    </style:style>
    <style:style style:name="T1886" style:family="text">
      <style:text-properties officeooo:rsid="08a4a038"/>
    </style:style>
    <style:style style:name="T1887" style:family="text">
      <style:text-properties officeooo:rsid="08a5309c"/>
    </style:style>
    <style:style style:name="T1888" style:family="text">
      <style:text-properties officeooo:rsid="08a88b58"/>
    </style:style>
    <style:style style:name="T1889" style:family="text">
      <style:text-properties officeooo:rsid="08aa32bc"/>
    </style:style>
    <style:style style:name="T1890" style:family="text">
      <style:text-properties officeooo:rsid="08aa7c38"/>
    </style:style>
    <style:style style:name="T1891" style:family="text">
      <style:text-properties officeooo:rsid="08aab6a8"/>
    </style:style>
    <style:style style:name="T1892" style:family="text">
      <style:text-properties officeooo:rsid="08abc8a0"/>
    </style:style>
    <style:style style:name="T1893" style:family="text">
      <style:text-properties officeooo:rsid="08acedaa"/>
    </style:style>
    <style:style style:name="T1894" style:family="text">
      <style:text-properties officeooo:rsid="08ae117c"/>
    </style:style>
    <style:style style:name="T1895" style:family="text">
      <style:text-properties officeooo:rsid="08afbb74"/>
    </style:style>
    <style:style style:name="T1896" style:family="text">
      <style:text-properties officeooo:rsid="08b04a19"/>
    </style:style>
    <style:style style:name="T1897" style:family="text">
      <style:text-properties officeooo:rsid="08b06caa"/>
    </style:style>
    <style:style style:name="T1898" style:family="text">
      <style:text-properties officeooo:rsid="08b1602f"/>
    </style:style>
    <style:style style:name="T1899" style:family="text">
      <style:text-properties officeooo:rsid="08b2cc62"/>
    </style:style>
    <style:style style:name="T1900" style:family="text">
      <style:text-properties officeooo:rsid="08b2f271"/>
    </style:style>
    <style:style style:name="T1901" style:family="text">
      <style:text-properties officeooo:rsid="08b4de5c"/>
    </style:style>
    <style:style style:name="T1902" style:family="text">
      <style:text-properties officeooo:rsid="08b5fb6b"/>
    </style:style>
    <style:style style:name="T1903" style:family="text">
      <style:text-properties officeooo:rsid="08b66ec7"/>
    </style:style>
    <style:style style:name="T1904" style:family="text">
      <style:text-properties officeooo:rsid="08b68f0d"/>
    </style:style>
    <style:style style:name="T1905" style:family="text">
      <style:text-properties officeooo:rsid="08b82458"/>
    </style:style>
    <style:style style:name="T1906" style:family="text">
      <style:text-properties officeooo:rsid="08baf9ae"/>
    </style:style>
    <style:style style:name="T1907" style:family="text">
      <style:text-properties officeooo:rsid="08bc5aa5"/>
    </style:style>
    <style:style style:name="T1908" style:family="text">
      <style:text-properties officeooo:rsid="08be442b"/>
    </style:style>
    <style:style style:name="T1909" style:family="text">
      <style:text-properties officeooo:rsid="08be6403"/>
    </style:style>
    <style:style style:name="T1910" style:family="text">
      <style:text-properties officeooo:rsid="08be7308"/>
    </style:style>
    <style:style style:name="T1911" style:family="text">
      <style:text-properties officeooo:rsid="08bf965a"/>
    </style:style>
    <style:style style:name="T1912" style:family="text">
      <style:text-properties officeooo:rsid="08c07156"/>
    </style:style>
    <style:style style:name="T1913" style:family="text">
      <style:text-properties officeooo:rsid="08c119fb"/>
    </style:style>
    <style:style style:name="T1914" style:family="text">
      <style:text-properties officeooo:rsid="08c220dc"/>
    </style:style>
    <style:style style:name="T1915" style:family="text">
      <style:text-properties officeooo:rsid="08c23939"/>
    </style:style>
    <style:style style:name="T1916" style:family="text">
      <style:text-properties officeooo:rsid="08c27f9b"/>
    </style:style>
    <style:style style:name="T1917" style:family="text">
      <style:text-properties officeooo:rsid="08c3d66f"/>
    </style:style>
    <style:style style:name="T1918" style:family="text">
      <style:text-properties officeooo:rsid="08c41477"/>
    </style:style>
    <style:style style:name="T1919" style:family="text">
      <style:text-properties officeooo:rsid="08c54743"/>
    </style:style>
    <style:style style:name="T1920" style:family="text">
      <style:text-properties officeooo:rsid="08c5fa38"/>
    </style:style>
    <style:style style:name="T1921" style:family="text">
      <style:text-properties officeooo:rsid="08c66b06"/>
    </style:style>
    <style:style style:name="T1922" style:family="text">
      <style:text-properties officeooo:rsid="08c80e63"/>
    </style:style>
    <style:style style:name="T1923" style:family="text">
      <style:text-properties officeooo:rsid="08c84ce9"/>
    </style:style>
    <style:style style:name="T1924" style:family="text">
      <style:text-properties officeooo:rsid="08c92cdf"/>
    </style:style>
    <style:style style:name="T1925" style:family="text">
      <style:text-properties officeooo:rsid="08cac355"/>
    </style:style>
    <style:style style:name="T1926" style:family="text">
      <style:text-properties officeooo:rsid="08cba74d"/>
    </style:style>
    <style:style style:name="T1927" style:family="text">
      <style:text-properties officeooo:rsid="08cbc8f4"/>
    </style:style>
    <style:style style:name="T1928" style:family="text">
      <style:text-properties officeooo:rsid="08cc0ca1"/>
    </style:style>
    <style:style style:name="T1929" style:family="text">
      <style:text-properties officeooo:rsid="08cc2d28"/>
    </style:style>
    <style:style style:name="T1930" style:family="text">
      <style:text-properties officeooo:rsid="08cc5ca1"/>
    </style:style>
    <style:style style:name="T1931" style:family="text">
      <style:text-properties officeooo:rsid="08ccae54"/>
    </style:style>
    <style:style style:name="T1932" style:family="text">
      <style:text-properties officeooo:rsid="08ce4672"/>
    </style:style>
    <style:style style:name="T1933" style:family="text">
      <style:text-properties officeooo:rsid="08cf5234"/>
    </style:style>
    <style:style style:name="T1934" style:family="text">
      <style:text-properties officeooo:rsid="08d058e0"/>
    </style:style>
    <style:style style:name="T1935" style:family="text">
      <style:text-properties officeooo:rsid="08d14d2b"/>
    </style:style>
    <style:style style:name="T1936" style:family="text">
      <style:text-properties officeooo:rsid="08d154f9"/>
    </style:style>
    <style:style style:name="T1937" style:family="text">
      <style:text-properties officeooo:rsid="08d17846"/>
    </style:style>
    <style:style style:name="T1938" style:family="text">
      <style:text-properties officeooo:rsid="08d2c933"/>
    </style:style>
    <style:style style:name="T1939" style:family="text">
      <style:text-properties officeooo:rsid="08d4a8d4"/>
    </style:style>
    <style:style style:name="T1940" style:family="text">
      <style:text-properties officeooo:rsid="08d5b4f3"/>
    </style:style>
    <style:style style:name="T1941" style:family="text">
      <style:text-properties officeooo:rsid="08d71045"/>
    </style:style>
    <style:style style:name="T1942" style:family="text">
      <style:text-properties officeooo:rsid="08d8b481"/>
    </style:style>
    <style:style style:name="T1943" style:family="text">
      <style:text-properties officeooo:rsid="08d9f1a4"/>
    </style:style>
    <style:style style:name="T1944" style:family="text">
      <style:text-properties officeooo:rsid="08db8378"/>
    </style:style>
    <style:style style:name="T1945" style:family="text">
      <style:text-properties officeooo:rsid="08dd12ce"/>
    </style:style>
    <style:style style:name="T1946" style:family="text">
      <style:text-properties officeooo:rsid="08de5bf4"/>
    </style:style>
    <style:style style:name="T1947" style:family="text">
      <style:text-properties officeooo:rsid="08df1ca6"/>
    </style:style>
    <style:style style:name="T1948" style:family="text">
      <style:text-properties officeooo:rsid="08e0a43a"/>
    </style:style>
    <style:style style:name="T1949" style:family="text">
      <style:text-properties officeooo:rsid="08e0dd3f"/>
    </style:style>
    <style:style style:name="T1950" style:family="text">
      <style:text-properties officeooo:rsid="08e24bf6"/>
    </style:style>
    <style:style style:name="T1951" style:family="text">
      <style:text-properties officeooo:rsid="08e422bf"/>
    </style:style>
    <style:style style:name="T1952" style:family="text">
      <style:text-properties officeooo:rsid="08e4a1f4"/>
    </style:style>
    <style:style style:name="T1953" style:family="text">
      <style:text-properties officeooo:rsid="08e62674"/>
    </style:style>
    <style:style style:name="T1954" style:family="text">
      <style:text-properties officeooo:rsid="08e6daec"/>
    </style:style>
    <style:style style:name="T1955" style:family="text">
      <style:text-properties officeooo:rsid="08e948bc"/>
    </style:style>
    <style:style style:name="T1956" style:family="text">
      <style:text-properties officeooo:rsid="08e99d91"/>
    </style:style>
    <style:style style:name="T1957" style:family="text">
      <style:text-properties officeooo:rsid="08eb29f9"/>
    </style:style>
    <style:style style:name="T1958" style:family="text">
      <style:text-properties officeooo:rsid="08ec0633"/>
    </style:style>
    <style:style style:name="T1959" style:family="text">
      <style:text-properties officeooo:rsid="08ef461b"/>
    </style:style>
    <style:style style:name="T1960" style:family="text">
      <style:text-properties officeooo:rsid="08efe2f0"/>
    </style:style>
    <style:style style:name="T1961" style:family="text">
      <style:text-properties officeooo:rsid="08f1b37d"/>
    </style:style>
    <style:style style:name="T1962" style:family="text">
      <style:text-properties officeooo:rsid="08f33fd3"/>
    </style:style>
    <style:style style:name="T1963" style:family="text">
      <style:text-properties officeooo:rsid="08f3443c"/>
    </style:style>
    <style:style style:name="T1964" style:family="text">
      <style:text-properties officeooo:rsid="08f428c5"/>
    </style:style>
    <style:style style:name="T1965" style:family="text">
      <style:text-properties officeooo:rsid="08f5b9f6"/>
    </style:style>
    <style:style style:name="T1966" style:family="text">
      <style:text-properties officeooo:rsid="08f785c2"/>
    </style:style>
    <style:style style:name="T1967" style:family="text">
      <style:text-properties officeooo:rsid="08f7f968"/>
    </style:style>
    <style:style style:name="T1968" style:family="text">
      <style:text-properties officeooo:rsid="08f94150"/>
    </style:style>
    <style:style style:name="T1969" style:family="text">
      <style:text-properties officeooo:rsid="08fa2072"/>
    </style:style>
    <style:style style:name="T1970" style:family="text">
      <style:text-properties officeooo:rsid="08fc09bb"/>
    </style:style>
    <style:style style:name="T1971" style:family="text">
      <style:text-properties officeooo:rsid="08fc742c"/>
    </style:style>
    <style:style style:name="T1972" style:family="text">
      <style:text-properties officeooo:rsid="08fdd159"/>
    </style:style>
    <style:style style:name="T1973" style:family="text">
      <style:text-properties officeooo:rsid="08fe49e8"/>
    </style:style>
    <style:style style:name="T1974" style:family="text">
      <style:text-properties officeooo:rsid="08ff8218"/>
    </style:style>
    <style:style style:name="T1975" style:family="text">
      <style:text-properties officeooo:rsid="0900bbe5"/>
    </style:style>
    <style:style style:name="T1976" style:family="text">
      <style:text-properties officeooo:rsid="0900beb7"/>
    </style:style>
    <style:style style:name="T1977" style:family="text">
      <style:text-properties officeooo:rsid="0900d939"/>
    </style:style>
    <style:style style:name="T1978" style:family="text">
      <style:text-properties officeooo:rsid="090165ba"/>
    </style:style>
    <style:style style:name="T1979" style:family="text">
      <style:text-properties officeooo:rsid="09029221"/>
    </style:style>
    <style:style style:name="T1980" style:family="text">
      <style:text-properties officeooo:rsid="090491d2"/>
    </style:style>
    <style:style style:name="T1981" style:family="text">
      <style:text-properties officeooo:rsid="0906796a"/>
    </style:style>
    <style:style style:name="T1982" style:family="text">
      <style:text-properties officeooo:rsid="0908715d"/>
    </style:style>
    <style:style style:name="T1983" style:family="text">
      <style:text-properties officeooo:rsid="0906e387"/>
    </style:style>
    <style:style style:name="T1984" style:family="text">
      <style:text-properties officeooo:rsid="0909a632"/>
    </style:style>
    <style:style style:name="T1985" style:family="text">
      <style:text-properties officeooo:rsid="090b59f5"/>
    </style:style>
    <style:style style:name="T1986" style:family="text">
      <style:text-properties officeooo:rsid="090cca95"/>
    </style:style>
    <style:style style:name="T1987" style:family="text">
      <style:text-properties officeooo:rsid="090c54e7"/>
    </style:style>
    <style:style style:name="T1988" style:family="text">
      <style:text-properties officeooo:rsid="090cf919"/>
    </style:style>
    <style:style style:name="T1989" style:family="text">
      <style:text-properties officeooo:rsid="090ed903"/>
    </style:style>
    <style:style style:name="T1990" style:family="text">
      <style:text-properties officeooo:rsid="090fa723"/>
    </style:style>
    <style:style style:name="T1991" style:family="text">
      <style:text-properties officeooo:rsid="090fdd38"/>
    </style:style>
    <style:style style:name="T1992" style:family="text">
      <style:text-properties officeooo:rsid="0911319a"/>
    </style:style>
    <style:style style:name="T1993" style:family="text">
      <style:text-properties officeooo:rsid="091187eb"/>
    </style:style>
    <style:style style:name="T1994" style:family="text">
      <style:text-properties officeooo:rsid="0912119e"/>
    </style:style>
    <style:style style:name="T1995" style:family="text">
      <style:text-properties officeooo:rsid="09127744"/>
    </style:style>
    <style:style style:name="T1996" style:family="text">
      <style:text-properties officeooo:rsid="091461b2"/>
    </style:style>
    <style:style style:name="T1997" style:family="text">
      <style:text-properties officeooo:rsid="09159cda"/>
    </style:style>
    <style:style style:name="T1998" style:family="text">
      <style:text-properties officeooo:rsid="0917603c"/>
    </style:style>
    <style:style style:name="T1999" style:family="text">
      <style:text-properties officeooo:rsid="0917e14a"/>
    </style:style>
    <style:style style:name="T2000" style:family="text">
      <style:text-properties officeooo:rsid="09191dce"/>
    </style:style>
    <style:style style:name="T2001" style:family="text">
      <style:text-properties officeooo:rsid="091a4719"/>
    </style:style>
    <style:style style:name="T2002" style:family="text">
      <style:text-properties officeooo:rsid="091ba634"/>
    </style:style>
    <style:style style:name="T2003" style:family="text">
      <style:text-properties officeooo:rsid="091d5fee"/>
    </style:style>
    <style:style style:name="T2004" style:family="text">
      <style:text-properties officeooo:rsid="091ec655"/>
    </style:style>
    <style:style style:name="T2005" style:family="text">
      <style:text-properties officeooo:rsid="091f5e62"/>
    </style:style>
    <style:style style:name="T2006" style:family="text">
      <style:text-properties officeooo:rsid="092074c0"/>
    </style:style>
    <style:style style:name="T2007" style:family="text">
      <style:text-properties officeooo:rsid="092197c5"/>
    </style:style>
    <style:style style:name="T2008" style:family="text">
      <style:text-properties officeooo:rsid="0921f321"/>
    </style:style>
    <style:style style:name="T2009" style:family="text">
      <style:text-properties officeooo:rsid="09223236"/>
    </style:style>
    <style:style style:name="T2010" style:family="text">
      <style:text-properties officeooo:rsid="092380ce"/>
    </style:style>
    <style:style style:name="T2011" style:family="text">
      <style:text-properties officeooo:rsid="09249fef"/>
    </style:style>
    <style:style style:name="T2012" style:family="text">
      <style:text-properties officeooo:rsid="09255af2"/>
    </style:style>
    <style:style style:name="T2013" style:family="text">
      <style:text-properties officeooo:rsid="092578a2"/>
    </style:style>
    <style:style style:name="T2014" style:family="text">
      <style:text-properties officeooo:rsid="092784aa"/>
    </style:style>
    <style:style style:name="T2015" style:family="text">
      <style:text-properties officeooo:rsid="09293c4a"/>
    </style:style>
    <style:style style:name="T2016" style:family="text">
      <style:text-properties officeooo:rsid="092a2061"/>
    </style:style>
    <style:style style:name="T2017" style:family="text">
      <style:text-properties officeooo:rsid="092a4bc8"/>
    </style:style>
    <style:style style:name="T2018" style:family="text">
      <style:text-properties officeooo:rsid="092a570d"/>
    </style:style>
    <style:style style:name="T2019" style:family="text">
      <style:text-properties officeooo:rsid="092ae9c2"/>
    </style:style>
    <style:style style:name="T2020" style:family="text">
      <style:text-properties officeooo:rsid="092ca905"/>
    </style:style>
    <style:style style:name="T2021" style:family="text">
      <style:text-properties officeooo:rsid="092d72aa"/>
    </style:style>
    <style:style style:name="T2022" style:family="text">
      <style:text-properties officeooo:rsid="092ec45e"/>
    </style:style>
    <style:style style:name="T2023" style:family="text">
      <style:text-properties officeooo:rsid="0930be46"/>
    </style:style>
    <style:style style:name="T2024" style:family="text">
      <style:text-properties officeooo:rsid="09319b9f"/>
    </style:style>
    <style:style style:name="T2025" style:family="text">
      <style:text-properties officeooo:rsid="0931dac2"/>
    </style:style>
    <style:style style:name="T2026" style:family="text">
      <style:text-properties officeooo:rsid="0931fe4e"/>
    </style:style>
    <style:style style:name="T2027" style:family="text">
      <style:text-properties officeooo:rsid="0933f002"/>
    </style:style>
    <style:style style:name="T2028" style:family="text">
      <style:text-properties officeooo:rsid="0934c9a1"/>
    </style:style>
    <style:style style:name="T2029" style:family="text">
      <style:text-properties officeooo:rsid="0938b480"/>
    </style:style>
    <style:style style:name="T2030" style:family="text">
      <style:text-properties officeooo:rsid="09351a9a"/>
    </style:style>
    <style:style style:name="T2031" style:family="text">
      <style:text-properties officeooo:rsid="0936a76b"/>
    </style:style>
    <style:style style:name="T2032" style:family="text">
      <style:text-properties officeooo:rsid="093820e2"/>
    </style:style>
    <style:style style:name="T2033" style:family="text">
      <style:text-properties officeooo:rsid="09385f47"/>
    </style:style>
    <style:style style:name="T2034" style:family="text">
      <style:text-properties officeooo:rsid="09387455"/>
    </style:style>
    <style:style style:name="T2035" style:family="text">
      <style:text-properties officeooo:rsid="093a3b7b"/>
    </style:style>
    <style:style style:name="T2036" style:family="text">
      <style:text-properties officeooo:rsid="093c2850"/>
    </style:style>
    <style:style style:name="T2037" style:family="text">
      <style:text-properties officeooo:rsid="093df1fa"/>
    </style:style>
    <style:style style:name="T2038" style:family="text">
      <style:text-properties officeooo:rsid="093e4b2a"/>
    </style:style>
    <style:style style:name="T2039" style:family="text">
      <style:text-properties officeooo:rsid="093e9e69"/>
    </style:style>
    <style:style style:name="T2040" style:family="text">
      <style:text-properties officeooo:rsid="093f5488"/>
    </style:style>
    <style:style style:name="T2041" style:family="text">
      <style:text-properties officeooo:rsid="093fdfc5"/>
    </style:style>
    <style:style style:name="T2042" style:family="text">
      <style:text-properties officeooo:rsid="09400049"/>
    </style:style>
    <style:style style:name="T2043" style:family="text">
      <style:text-properties officeooo:rsid="09411d3f"/>
    </style:style>
    <style:style style:name="T2044" style:family="text">
      <style:text-properties officeooo:rsid="0942543d"/>
    </style:style>
    <style:style style:name="T2045" style:family="text">
      <style:text-properties officeooo:rsid="09437f63"/>
    </style:style>
    <style:style style:name="T2046" style:family="text">
      <style:text-properties officeooo:rsid="09442a4f"/>
    </style:style>
    <style:style style:name="T2047" style:family="text">
      <style:text-properties officeooo:rsid="09462689"/>
    </style:style>
    <style:style style:name="T2048" style:family="text">
      <style:text-properties officeooo:rsid="0947466a"/>
    </style:style>
    <style:style style:name="T2049" style:family="text">
      <style:text-properties officeooo:rsid="0947a108"/>
    </style:style>
    <style:style style:name="T2050" style:family="text">
      <style:text-properties officeooo:rsid="0947de42"/>
    </style:style>
    <style:style style:name="T2051" style:family="text">
      <style:text-properties officeooo:rsid="09489e0b"/>
    </style:style>
    <style:style style:name="T2052" style:family="text">
      <style:text-properties officeooo:rsid="094913ff"/>
    </style:style>
    <style:style style:name="T2053" style:family="text">
      <style:text-properties officeooo:rsid="094a88ea"/>
    </style:style>
    <style:style style:name="T2054" style:family="text">
      <style:text-properties officeooo:rsid="094c7fc5"/>
    </style:style>
    <style:style style:name="T2055" style:family="text">
      <style:text-properties officeooo:rsid="094e5681"/>
    </style:style>
    <style:style style:name="T2056" style:family="text">
      <style:text-properties officeooo:rsid="094eda2a"/>
    </style:style>
    <style:style style:name="T2057" style:family="text">
      <style:text-properties officeooo:rsid="09502aca"/>
    </style:style>
    <style:style style:name="T2058" style:family="text">
      <style:text-properties officeooo:rsid="0950a186"/>
    </style:style>
    <style:style style:name="T2059" style:family="text">
      <style:text-properties officeooo:rsid="0951feb1"/>
    </style:style>
    <style:style style:name="T2060" style:family="text">
      <style:text-properties officeooo:rsid="0952cf57"/>
    </style:style>
    <style:style style:name="T2061" style:family="text">
      <style:text-properties officeooo:rsid="0954967e"/>
    </style:style>
    <style:style style:name="T2062" style:family="text">
      <style:text-properties officeooo:rsid="0956925e"/>
    </style:style>
    <style:style style:name="T2063" style:family="text">
      <style:text-properties officeooo:rsid="09585b20"/>
    </style:style>
    <style:style style:name="T2064" style:family="text">
      <style:text-properties officeooo:rsid="095a2fc1"/>
    </style:style>
    <style:style style:name="T2065" style:family="text">
      <style:text-properties officeooo:rsid="095bcafe"/>
    </style:style>
    <style:style style:name="T2066" style:family="text">
      <style:text-properties officeooo:rsid="095ce461"/>
    </style:style>
    <style:style style:name="T2067" style:family="text">
      <style:text-properties officeooo:rsid="095e648c"/>
    </style:style>
    <style:style style:name="T2068" style:family="text">
      <style:text-properties officeooo:rsid="095e8725"/>
    </style:style>
    <style:style style:name="T2069" style:family="text">
      <style:text-properties officeooo:rsid="095f3a49"/>
    </style:style>
    <style:style style:name="T2070" style:family="text">
      <style:text-properties officeooo:rsid="0960f303"/>
    </style:style>
    <style:style style:name="T2071" style:family="text">
      <style:text-properties officeooo:rsid="0961961d"/>
    </style:style>
    <style:style style:name="T2072" style:family="text">
      <style:text-properties officeooo:rsid="0962a918"/>
    </style:style>
    <style:style style:name="T2073" style:family="text">
      <style:text-properties officeooo:rsid="09630d81"/>
    </style:style>
    <style:style style:name="T2074" style:family="text">
      <style:text-properties officeooo:rsid="0963d78d"/>
    </style:style>
    <style:style style:name="T2075" style:family="text">
      <style:text-properties officeooo:rsid="09650776"/>
    </style:style>
    <style:style style:name="T2076" style:family="text">
      <style:text-properties officeooo:rsid="09657769"/>
    </style:style>
    <style:style style:name="T2077" style:family="text">
      <style:text-properties officeooo:rsid="09659155"/>
    </style:style>
    <style:style style:name="T2078" style:family="text">
      <style:text-properties officeooo:rsid="0965f762"/>
    </style:style>
    <style:style style:name="T2079" style:family="text">
      <style:text-properties officeooo:rsid="096787e6"/>
    </style:style>
    <style:style style:name="T2080" style:family="text">
      <style:text-properties officeooo:rsid="09688770"/>
    </style:style>
    <style:style style:name="T2081" style:family="text">
      <style:text-properties officeooo:rsid="0969a27d"/>
    </style:style>
    <style:style style:name="T2082" style:family="text">
      <style:text-properties officeooo:rsid="096ad0c9"/>
    </style:style>
    <style:style style:name="T2083" style:family="text">
      <style:text-properties officeooo:rsid="096bfc1b"/>
    </style:style>
    <style:style style:name="T2084" style:family="text">
      <style:text-properties officeooo:rsid="096c8ef3"/>
    </style:style>
    <style:style style:name="T2085" style:family="text">
      <style:text-properties officeooo:rsid="096e20cf"/>
    </style:style>
    <style:style style:name="T2086" style:family="text">
      <style:text-properties officeooo:rsid="096fa1d9"/>
    </style:style>
    <style:style style:name="T2087" style:family="text">
      <style:text-properties officeooo:rsid="0970b334"/>
    </style:style>
    <style:style style:name="T2088" style:family="text">
      <style:text-properties officeooo:rsid="0970f10a"/>
    </style:style>
    <style:style style:name="T2089" style:family="text">
      <style:text-properties officeooo:rsid="09715e2e"/>
    </style:style>
    <style:style style:name="T2090" style:family="text">
      <style:text-properties officeooo:rsid="09734174"/>
    </style:style>
    <style:style style:name="T2091" style:family="text">
      <style:text-properties officeooo:rsid="0973e6c0"/>
    </style:style>
    <style:style style:name="T2092" style:family="text">
      <style:text-properties officeooo:rsid="097556da"/>
    </style:style>
    <style:style style:name="T2093" style:family="text">
      <style:text-properties officeooo:rsid="09765753"/>
    </style:style>
    <style:style style:name="T2094" style:family="text">
      <style:text-properties officeooo:rsid="09767d52"/>
    </style:style>
    <style:style style:name="T2095" style:family="text">
      <style:text-properties officeooo:rsid="097789d0"/>
    </style:style>
    <style:style style:name="T2096" style:family="text">
      <style:text-properties officeooo:rsid="0978c105"/>
    </style:style>
    <style:style style:name="T2097" style:family="text">
      <style:text-properties officeooo:rsid="09785604"/>
    </style:style>
    <style:style style:name="T2098" style:family="text">
      <style:text-properties officeooo:rsid="0979d562"/>
    </style:style>
    <style:style style:name="T2099" style:family="text">
      <style:text-properties officeooo:rsid="097b99ef"/>
    </style:style>
    <style:style style:name="T2100" style:family="text">
      <style:text-properties officeooo:rsid="097d2ccf"/>
    </style:style>
    <style:style style:name="T2101" style:family="text">
      <style:text-properties officeooo:rsid="097d5b75"/>
    </style:style>
    <style:style style:name="T2102" style:family="text">
      <style:text-properties officeooo:rsid="097e6b8a"/>
    </style:style>
    <style:style style:name="T2103" style:family="text">
      <style:text-properties officeooo:rsid="097ef081"/>
    </style:style>
    <style:style style:name="T2104" style:family="text">
      <style:text-properties officeooo:rsid="0980340a"/>
    </style:style>
    <style:style style:name="T2105" style:family="text">
      <style:text-properties officeooo:rsid="0980e2a9"/>
    </style:style>
    <style:style style:name="T2106" style:family="text">
      <style:text-properties officeooo:rsid="0981544d"/>
    </style:style>
    <style:style style:name="T2107" style:family="text">
      <style:text-properties officeooo:rsid="098288be"/>
    </style:style>
    <style:style style:name="T2108" style:family="text">
      <style:text-properties officeooo:rsid="0982a245"/>
    </style:style>
    <style:style style:name="T2109" style:family="text">
      <style:text-properties officeooo:rsid="09836bd5"/>
    </style:style>
    <style:style style:name="T2110" style:family="text">
      <style:text-properties officeooo:rsid="0984aab9"/>
    </style:style>
    <style:style style:name="T2111" style:family="text">
      <style:text-properties officeooo:rsid="09861a2e"/>
    </style:style>
    <style:style style:name="T2112" style:family="text">
      <style:text-properties officeooo:rsid="09868564"/>
    </style:style>
    <style:style style:name="T2113" style:family="text">
      <style:text-properties officeooo:rsid="0986c6cc"/>
    </style:style>
    <style:style style:name="T2114" style:family="text">
      <style:text-properties officeooo:rsid="09870036"/>
    </style:style>
    <style:style style:name="T2115" style:family="text">
      <style:text-properties officeooo:rsid="0987d417"/>
    </style:style>
    <style:style style:name="T2116" style:family="text">
      <style:text-properties officeooo:rsid="098aff6c"/>
    </style:style>
    <style:style style:name="T2117" style:family="text">
      <style:text-properties officeooo:rsid="098bf8a0"/>
    </style:style>
    <style:style style:name="T2118" style:family="text">
      <style:text-properties officeooo:rsid="098cca6a"/>
    </style:style>
    <style:style style:name="T2119" style:family="text">
      <style:text-properties officeooo:rsid="098df9d0"/>
    </style:style>
    <style:style style:name="T2120" style:family="text">
      <style:text-properties officeooo:rsid="098ee7ae"/>
    </style:style>
    <style:style style:name="T2121" style:family="text">
      <style:text-properties officeooo:rsid="098f56c2"/>
    </style:style>
    <style:style style:name="T2122" style:family="text">
      <style:text-properties officeooo:rsid="098f5fcb"/>
    </style:style>
    <style:style style:name="T2123" style:family="text">
      <style:text-properties officeooo:rsid="099053ac"/>
    </style:style>
    <style:style style:name="T2124" style:family="text">
      <style:text-properties officeooo:rsid="0990d5c1"/>
    </style:style>
    <style:style style:name="T2125" style:family="text">
      <style:text-properties officeooo:rsid="0991f247"/>
    </style:style>
    <style:style style:name="T2126" style:family="text">
      <style:text-properties officeooo:rsid="0992eebf"/>
    </style:style>
    <style:style style:name="T2127" style:family="text">
      <style:text-properties officeooo:rsid="09942205"/>
    </style:style>
    <style:style style:name="T2128" style:family="text">
      <style:text-properties officeooo:rsid="0994d99c"/>
    </style:style>
    <style:style style:name="T2129" style:family="text">
      <style:text-properties officeooo:rsid="0996b45d"/>
    </style:style>
    <style:style style:name="T2130" style:family="text">
      <style:text-properties officeooo:rsid="09994b1d"/>
    </style:style>
    <style:style style:name="T2131" style:family="text">
      <style:text-properties officeooo:rsid="099a89b2"/>
    </style:style>
    <style:style style:name="T2132" style:family="text">
      <style:text-properties officeooo:rsid="099beef4"/>
    </style:style>
    <style:style style:name="T2133" style:family="text">
      <style:text-properties officeooo:rsid="099c0fd9"/>
    </style:style>
    <style:style style:name="T2134" style:family="text">
      <style:text-properties officeooo:rsid="099ddf66"/>
    </style:style>
    <style:style style:name="T2135" style:family="text">
      <style:text-properties officeooo:rsid="099e781a"/>
    </style:style>
    <style:style style:name="T2136" style:family="text">
      <style:text-properties officeooo:rsid="09a15159"/>
    </style:style>
    <style:style style:name="T2137" style:family="text">
      <style:text-properties officeooo:rsid="09a319ae"/>
    </style:style>
    <style:style style:name="T2138" style:family="text">
      <style:text-properties officeooo:rsid="09a48f9e"/>
    </style:style>
    <style:style style:name="T2139" style:family="text">
      <style:text-properties officeooo:rsid="09a5b63a"/>
    </style:style>
    <style:style style:name="T2140" style:family="text">
      <style:text-properties officeooo:rsid="09a5f85e"/>
    </style:style>
    <style:style style:name="T2141" style:family="text">
      <style:text-properties officeooo:rsid="09a76624"/>
    </style:style>
    <style:style style:name="T2142" style:family="text">
      <style:text-properties officeooo:rsid="09a93434"/>
    </style:style>
    <style:style style:name="T2143" style:family="text">
      <style:text-properties officeooo:rsid="09ab1660"/>
    </style:style>
    <style:style style:name="T2144" style:family="text">
      <style:text-properties officeooo:rsid="09abc64a"/>
    </style:style>
    <style:style style:name="T2145" style:family="text">
      <style:text-properties officeooo:rsid="09ad9b21"/>
    </style:style>
    <style:style style:name="T2146" style:family="text">
      <style:text-properties officeooo:rsid="09ae207a"/>
    </style:style>
    <style:style style:name="T2147" style:family="text">
      <style:text-properties officeooo:rsid="09af5881"/>
    </style:style>
    <style:style style:name="T2148" style:family="text">
      <style:text-properties officeooo:rsid="09b02a37"/>
    </style:style>
    <style:style style:name="T2149" style:family="text">
      <style:text-properties officeooo:rsid="09b0f36c"/>
    </style:style>
    <style:style style:name="T2150" style:family="text">
      <style:text-properties officeooo:rsid="09b28032"/>
    </style:style>
    <style:style style:name="T2151" style:family="text">
      <style:text-properties officeooo:rsid="09b47b47"/>
    </style:style>
    <style:style style:name="T2152" style:family="text">
      <style:text-properties officeooo:rsid="09b62323"/>
    </style:style>
    <style:style style:name="T2153" style:family="text">
      <style:text-properties officeooo:rsid="09b7619c"/>
    </style:style>
    <style:style style:name="T2154" style:family="text">
      <style:text-properties officeooo:rsid="09b7b85a"/>
    </style:style>
    <style:style style:name="T2155" style:family="text">
      <style:text-properties officeooo:rsid="09b86a76"/>
    </style:style>
    <style:style style:name="T2156" style:family="text">
      <style:text-properties officeooo:rsid="09b91e44"/>
    </style:style>
    <style:style style:name="T2157" style:family="text">
      <style:text-properties officeooo:rsid="09baaa78"/>
    </style:style>
    <style:style style:name="T2158" style:family="text">
      <style:text-properties officeooo:rsid="09bc0d43"/>
    </style:style>
    <style:style style:name="T2159" style:family="text">
      <style:text-properties officeooo:rsid="09bddce0"/>
    </style:style>
    <style:style style:name="T2160" style:family="text">
      <style:text-properties officeooo:rsid="09bf47f6"/>
    </style:style>
    <style:style style:name="T2161" style:family="text">
      <style:text-properties officeooo:rsid="09bfabec"/>
    </style:style>
    <style:style style:name="T2162" style:family="text">
      <style:text-properties officeooo:rsid="09c02061"/>
    </style:style>
    <style:style style:name="T2163" style:family="text">
      <style:text-properties officeooo:rsid="09c16a9b"/>
    </style:style>
    <style:style style:name="T2164" style:family="text">
      <style:text-properties officeooo:rsid="09c23878"/>
    </style:style>
    <style:style style:name="T2165" style:family="text">
      <style:text-properties officeooo:rsid="09c428a7"/>
    </style:style>
    <style:style style:name="T2166" style:family="text">
      <style:text-properties officeooo:rsid="09c4b0dd"/>
    </style:style>
    <style:style style:name="T2167" style:family="text">
      <style:text-properties officeooo:rsid="09c5d848"/>
    </style:style>
    <style:style style:name="T2168" style:family="text">
      <style:text-properties officeooo:rsid="09c6d793"/>
    </style:style>
    <style:style style:name="T2169" style:family="text">
      <style:text-properties officeooo:rsid="09ca6695"/>
    </style:style>
    <style:style style:name="T2170" style:family="text">
      <style:text-properties officeooo:rsid="09cb905a"/>
    </style:style>
    <style:style style:name="T2171" style:family="text">
      <style:text-properties officeooo:rsid="09cd3e45"/>
    </style:style>
    <style:style style:name="T2172" style:family="text">
      <style:text-properties officeooo:rsid="09cde88f"/>
    </style:style>
    <style:style style:name="T2173" style:family="text">
      <style:text-properties officeooo:rsid="09cd7922"/>
    </style:style>
    <style:style style:name="T2174" style:family="text">
      <style:text-properties officeooo:rsid="09cfe504"/>
    </style:style>
    <style:style style:name="T2175" style:family="text">
      <style:text-properties officeooo:rsid="09d05a71"/>
    </style:style>
    <style:style style:name="T2176" style:family="text">
      <style:text-properties officeooo:rsid="09d1a8b3"/>
    </style:style>
    <style:style style:name="T2177" style:family="text">
      <style:text-properties officeooo:rsid="09d342b6"/>
    </style:style>
    <style:style style:name="T2178" style:family="text">
      <style:text-properties officeooo:rsid="09d35f1a"/>
    </style:style>
    <style:style style:name="T2179" style:family="text">
      <style:text-properties officeooo:rsid="09d436cb"/>
    </style:style>
    <style:style style:name="T2180" style:family="text">
      <style:text-properties officeooo:rsid="09d564b9"/>
    </style:style>
    <style:style style:name="T2181" style:family="text">
      <style:text-properties officeooo:rsid="09d6fc30"/>
    </style:style>
    <style:style style:name="T2182" style:family="text">
      <style:text-properties officeooo:rsid="09d88397"/>
    </style:style>
    <style:style style:name="T2183" style:family="text">
      <style:text-properties officeooo:rsid="09da3d39"/>
    </style:style>
    <style:style style:name="T2184" style:family="text">
      <style:text-properties officeooo:rsid="09db7946"/>
    </style:style>
    <style:style style:name="T2185" style:family="text">
      <style:text-properties officeooo:rsid="09dd2860"/>
    </style:style>
    <style:style style:name="T2186" style:family="text">
      <style:text-properties officeooo:rsid="09ddbb81"/>
    </style:style>
    <style:style style:name="T2187" style:family="text">
      <style:text-properties officeooo:rsid="09ddfec9"/>
    </style:style>
    <style:style style:name="T2188"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 </text:span><text:span text:style-name="T1576">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576">tiri</text:span><office:annotation-end office:name="__Annotation__10861_2659024224"/><text:span text:style-name="T1576"> lepra curatur, et breuiter pluribus preconiis hic fluuius insignitur, circa quem inter singula beatissimus ille Iohanes Baptista moratus est et baptismum penitentie </text:span><text:span text:style-name="T15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578">In hiis partibus plures sunt leones siluatici aliquotiens in pecoribus et iumentis habitantium dampna gerentes. </text:span></text:p>
      <text:p text:style-name="P8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579">est. </text:span><text:span text:style-name="T1580">Et sciendum est quod in hac mea peregrinatione non semper </text:span><text:span text:style-name="T1581">secutus sum publica itinera et uulgaria, imo pro uisitandis sanctis locis hinc inde ut uolui multotiens </text:span><text:span text:style-name="T1582">deuiaui. Sic igitur procedens ueni </text:span><text:span text:style-name="T1583">in ultimo </text:span><text:span text:style-name="T1584">Silo, locum quidem sanctum atque </text:span><text:span text:style-name="T1585">amenum, ubi arca Dei sub Heli sacerdote longo tempore seruabatur, </text:span><text:span text:style-name="T1586">sicut ait liber Regum. </text:span><text:span text:style-name="T1587">Hic uota et sacrificia </text:span><text:span text:style-name="T1588">populi </text:span><text:span text:style-name="T1589">Domini </text:span><text:span text:style-name="T1590">reddebantur, Samuelique primo deus locutus est, et sibi inter cetera de mutatione </text:span><text:span text:style-name="T1591">sacerdotii reuelauit.</text:span></text:p>
      <text:p text:style-name="P81"><text:soft-page-break/>Inde procedens ueni <text:span text:style-name="T1592">in Sichen aut Sicar ubi est prouincia Samarit</text:span><text:span text:style-name="T1593">an</text:span><text:span text:style-name="T1592">orum. </text:span><text:span text:style-name="T1593">Vallis quidem pulcerrima est </text:span><text:span text:style-name="T1594">ac secunda, </text:span><text:span text:style-name="T1595">ciuitas que bona nunc Napolis appellata. </text:span><text:span text:style-name="T1596">I</text:span><text:span text:style-name="T1595">uxta quam, circa uiam </text:span><text:span text:style-name="T1597">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597">Iudeam</text:span><office:annotation-end office:name="__Annotation__15010_2659024224"/><text:span text:style-name="T1597">, </text:span><text:span text:style-name="T1598">Dominus cum muliere samaritana prope puteum </text:span><text:span text:style-name="T1599">loquabatur, </text:span><text:span text:style-name="T1600">qui et adhuc ibidem, </text:span><text:span text:style-name="T1601">sed aliquantulum obstructus est. Supra quem locum olim pulcra ecclesia erat, nunc plurimum dissipata. Et non </text:span><text:span text:style-name="T1602">longe sepulcrum est beatissimi patriarce Ioseph, cuius ossa de Egipto </text:span><text:span text:style-name="T1603">ad ipsius preceptum a filiis Israel transportata sunt. Hunc locum Iudei </text:span><text:span text:style-name="T1604">plurimum rueurantur. </text:span><text:span text:style-name="amh_5f_foliotation"><text:span text:style-name="T1605">[f. 241v]</text:span></text:span><text:span text:style-name="T1605"> In predicta ciuitate Dyna filia Iacob rapta est, sed crudelis uindicta urbis habitatoribus a duobus filiis Iacob postea illata est. In hac prouincia </text:span><text:span text:style-name="T1606">Samarie est singularis quedam </text:span><text:span text:style-name="T1607">secta hominum </text:span><text:span text:style-name="T1608">qui Samaritani specialiter nominantur. </text:span><text:span text:style-name="T1609">Hii quoque nec legem christianorum, nec Iudeorum, nec Sarracenorum, </text:span><text:span text:style-name="T1610">nec etiam paganorum sectantur, </text:span><text:span text:style-name="T1611">sed unum Deum </text:span><text:span text:style-name="T1612">dicentes, </text:span><text:span text:style-name="T1613">opiniones, </text:span><text:span text:style-name="T1614">ritus colendi ac modos uiuendi mirabiles tenent, se solos reputantes de numero </text:span><text:span text:style-name="T1615">saluandorum. </text:span><text:span text:style-name="T1616">Et etiam in habitu ab aliis distinguntur, </text:span><text:span text:style-name="T1617">quia cum in hiis partibus habitantes generaliter </text:span><text:span text:style-name="T1618">inuoluunt capita lintheis </text:span><text:span text:style-name="T1619">longissimis christitani </text:span><text:span text:style-name="T1620">blauiis, sarraceni, albis, iudeis, </text:span><text:span text:style-name="T1621">glauci sunt, horum </text:span><text:span text:style-name="T1622">capita rubeis inuoluuntur, et se dicunt de dilectissimis inter omn</text:span><text:span text:style-name="T1623">e</text:span><text:span text:style-name="T1622">s.</text:span></text:p>
      <text:p text:style-name="P82">De Sythen igitur processi uersus Samariam quondam famosissimam ciuitatem, caput huius prouincie que et Samaria ab hac appellatur. Ciuitas autem nunc Sebaste dicitur, et multum assimilatur ciuitate sancte in situ. <text:span text:style-name="T1624">In hac fuit caput et sedes regni decem tribuum postquam Salomonis, si attribuit Iuda et Beniamin dimiserunt, successores quidem secundum </text:span><text:span text:style-name="T1625">sanguinem </text:span><text:span text:style-name="T1626">Dauid regnantes in Iherusalem </text:span><text:span text:style-name="T1627">reges Iuda regnantes uero </text:span><text:span text:style-name="T1628">in Samaria super </text:span><text:span text:style-name="amh_5f_nombre_5f_romain"><text:span text:style-name="T1628">x</text:span></text:span><text:span text:style-name="T1628"> tribus, reges Israel dicebantur. Hec egregia quondam </text:span><text:span text:style-name="T1629">ciuitas desolata est et destructa in ualde pulcro monte sita. Aliquas christianorum ecclesias adhuc habet </text:span><text:span text:style-name="T1630">et precipue tamen unam ualde plucram habuit, cuius adhuc apparent uestigia, ubi caput beati Iohanis Baptiste absciditur, </text:span><text:span text:style-name="T1631">et corpus achephalum </text:span><text:span text:style-name="T1632">a discipulis tumulatur. </text:span><text:span text:style-name="T1633">O uere sacer </text:span><text:span text:style-name="T1634">locus illius sanguinis effusione </text:span><text:span text:style-name="T1635">sacratus, quo nemo </text:span><text:span text:style-name="T1636">maiuor inter natos mulierum </text:span><text:span text:style-name="T1637">surrexit, hoc ipsa ueritate que Christus est clarius attestante. Huius ciuitatis ruine magne nunc apparentes, multitudine columpnarum, numerositate monumentorum </text:span><text:span text:style-name="T1638">in eis et circa ipsas apparentium </text:span><text:span text:style-name="T1639">antique nobilitatis prestant testimonium.</text:span></text:p>
      <text:p text:style-name="P83">Inde aut<text:span text:style-name="T1640">em</text:span> progrediens, <text:span text:style-name="T1641">montanis dimissis, ueni in planitiem </text:span><text:span text:style-name="T1640">Galilee. Est autem Galilea prouincia</text:span><text:span text:style-name="T1642">terre promissionis, melior et fertilior, planis, montibus atque </text:span><text:span text:style-name="T1643">uallibus multum grata, conuersatione, miraculis </text:span><text:span text:style-name="T1644">et uestigiis </text:span><text:span text:style-name="T1645">S</text:span><text:span text:style-name="T1644">aluatoris ac sanctorum </text:span><text:span text:style-name="T1645">plurimum decorata. </text:span><text:span text:style-name="T1646">In cuius planitie </text:span><text:span text:style-name="T1647">ac decliuis montium hec loca sancta sunt, ad memoriam </text:span><text:span text:style-name="T1648">merito reuocanda, scilicet Naym ciuitas, Capharnaum, Betsaida, Cana Galilee, et cetera </text:span><text:span text:style-name="T1649">ubi que Dei Filius </text:span><text:span text:style-name="T1650">prodigia fecerit dicere non oportet cum h</text:span><text:span text:style-name="T1651">ec</text:span><text:span text:style-name="T1650"> sacra Euuangelia recitent. </text:span><text:span text:style-name="T1652">Confert autem </text:span><text:span text:style-name="T1653">ultra modum </text:span><text:span text:style-name="T1654">homini </text:span><text:span text:style-name="T1655">hec sancta loca uidere </text:span><text:span text:style-name="T1656">quia </text:span><text:span text:style-name="T1657">profecto deuotio excitatur, et uidetur quod Christi uita ac suorum apostolorum quodammodo </text:span><text:span text:style-name="T1658">oculis </text:span><text:soft-page-break/><text:span text:style-name="T1658">corporalibus intuetur et ex hoc in corde fundatum fidei </text:span><text:span text:style-name="T1659">feruorem </text:span><text:span text:style-name="T1660">accendimus. </text:span><text:span text:style-name="T1661">Circa fines Galilee ubi gladiis infidelium primus </text:span><text:span text:style-name="T1662">rex populi Israel, </text:span><text:span text:style-name="T1663">Saul et eius filius Ionathas </text:span><text:span text:style-name="T1664">ceciderunt, </text:span><text:span text:style-name="T1665">super cuius morte pissimus Dauid prophetauit prouide ac notabiliter, </text:span><text:span text:style-name="T1666">uerba exprimens </text:span><text:span text:style-name="T1667">conuenientissima signa cordis amicabilis ac sinceri. </text:span><text:span text:style-name="T1668">E</text:span><text:span text:style-name="T1669">x quorum sententia </text:span><text:span text:style-name="T1670">subtiliter </text:span><text:span text:style-name="T1671">trahitur </text:span><text:span text:style-name="T1672">quod amor amicitie maior est amore </text:span><text:span text:style-name="T1673">concupisc</text:span><text:span text:style-name="T1674">i</text:span><text:span text:style-name="T1673">entie, </text:span><text:span text:style-name="T1674">naturali amori inter mortales </text:span><text:span text:style-name="T1675">maxime </text:span><text:span text:style-name="T1676">coequatus. Qui amor </text:span><text:span text:style-name="T1677">uidetur </text:span><text:span text:style-name="T1678">esse </text:span><text:span text:style-name="T1679">quem </text:span><text:span text:style-name="T1680">ad filium </text:span><text:span text:style-name="T1681">fert </text:span><text:span text:style-name="T1682">unigenitum </text:span><text:span text:style-name="T1683">indissolubili glutino genitrix uirtuosa. In predictis montibus, subacto </text:span><text:span text:style-name="T1684">fideli </text:span><text:span text:style-name="T1685">populo, </text:span><text:span text:style-name="T1686">arca ducitur captiuata.</text:span></text:p>
      <text:p text:style-name="P84"><text:span text:style-name="T1686">H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686">transacto</text:span><office:annotation-end office:name="__Annotation__33252_2659024224"/><text:span text:style-name="T1686">, </text:span><text:span text:style-name="T1687">dimissa planitie </text:span><text:span text:style-name="T1688">Galilee, ueni </text:span><text:span text:style-name="T1689">ad sanctissimam ciuitatem </text:span><text:span text:style-name="T1690">Nazareth que nunc uilla campestris, immunita, </text:span><text:span text:style-name="T1691">domibus et habitaculis </text:span><text:span text:style-name="T1692">non collectis </text:span><text:span text:style-name="T1693">est</text:span><text:span text:style-name="T1692">, </text:span><text:span text:style-name="T1694">sed </text:span><text:span text:style-name="T1695">inuicem </text:span><text:span text:style-name="T1696">distantibus et disparsis. Est autem </text:span><text:span text:style-name="T1697">Nazareth sita in ualle paruula, gratiosa plurimum, montibus undique </text:span><text:span text:style-name="T1698">circumclusa. </text:span><text:span text:style-name="T1699">Hec est propria ciuitas </text:span><text:span text:style-name="T1700">Christi unde </text:span><text:span text:style-name="T1701">secundum </text:span><text:span text:style-name="T1702">carnem </text:span><text:span text:style-name="T1703">traxit </text:span><text:span text:style-name="T1704">originem, </text:span><text:span text:style-name="T1705">unde dicitur </text:span><text:span text:style-name="T1706">Nazarenus. </text:span><text:span text:style-name="T1707">In hoc </text:span><text:span text:style-name="T1708">loco florido initium nostre </text:span><text:span text:style-name="T1709">salutis effloruit </text:span><text:span text:style-name="T1710">Dominus Deus, </text:span><text:span text:style-name="T1711">Dei Filius, </text:span><text:span text:style-name="T1712">ex castissimis sanguinibus </text:span><text:span text:style-name="T1713">uirginis corpus assumens, humanam </text:span><text:span text:style-name="amh_5f_foliotation"><text:span text:style-name="T1714">[f. 246r]</text:span></text:span><text:span text:style-name="T1714"> </text:span><text:span text:style-name="T1715">naturam diuine ypostasi </text:span><text:span text:style-name="T1716">ineffabiliter coniunxit, qui uirtute Sancti Spiritus </text:span><text:span text:style-name="T1717">feminam hanc labe </text:span><text:span text:style-name="T171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719">priuauit</text:span><office:annotation-end office:name="__Annotation__40276_2659024224"/><text:span text:style-name="T1718"> uel sic que uirtute </text:span><text:span text:style-name="T1720">S</text:span><text:span text:style-name="T1718">ancti </text:span><text:span text:style-name="T1720">Spiritus </text:span><text:span text:style-name="T1721">femina originalis peccati eradicauit surculum </text:span><text:span text:style-name="T1722">qui per feminam, suasione </text:span><text:span text:style-name="T1723">malignis spiritus, in salutis perniciem </text:span><text:span text:style-name="T1724">diutius </text:span><text:span text:style-name="T1725">pullularat eneruauit. </text:span><text:span text:style-name="T1726">Mens non capit, lingua tabescit, </text:span><text:span text:style-name="T1727">scriptura nequit huius loci dignitatem enodar</text:span><text:span text:style-name="T1728">e, </text:span><text:span text:style-name="T1729">ubi Gabriel arcangelus </text:span><text:span text:style-name="T1730">opportuni </text:span><text:span text:style-name="T1731">nuncii baiulis, Virginem gloriosam salutando, </text:span><text:span text:style-name="T1732">celesti </text:span><text:span text:style-name="T17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734">pr</text:span><text:span text:style-name="T1735">o</text:span><text:span text:style-name="T1734">c</text:span><text:span text:style-name="T1735">ur</text:span><text:span text:style-name="T1734">atur</text:span><office:annotation-end office:name="__Annotation__42257_2659024224"/><text:span text:style-name="T1734"> </text:span><text:span text:style-name="T1736">sponsam </text:span><text:span text:style-name="T1737">ut</text:span><text:span text:style-name="T1736">, </text:span><text:span text:style-name="T1737">consensu requisito et debite </text:span><text:span text:style-name="T1738">adhibito, digna a deo preelecta puella fieri Dei genitrix mereretur. Breuiter </text:span><text:span text:style-name="T1739">in hoc loco conceptio Christi, </text:span><text:span text:style-name="T1740">operum Dei </text:span><text:span text:style-name="T1741">clarissima mirabiliter, </text:span><text:span text:style-name="T1742">in uirginali utero </text:span><text:span text:style-name="T1743">celebratur </text:span><text:span text:style-name="T1744">et obumbratione Spiritus Sancti </text:span><text:span text:style-name="T1745">fecundatur, </text:span><text:span text:style-name="T1746">fructu nobilissimo cursum nature et ordinem </text:span><text:span text:style-name="T1747">et limites </text:span><text:span text:style-name="T1748">excedente. </text:span><text:span text:style-name="T1749">In hoc loco pulcra fuit ecclesia atque magna, que heu quasi destructa est, paruulus </text:span><text:span text:style-name="T1750">tamen locus est in ea coopertus, et a Sarracenis </text:span><text:span text:style-name="T1751">diligenter custoditur, </text:span><text:span text:style-name="T1752">ubi circa </text:span><text:span text:style-name="T1753">quamdam </text:span><text:span text:style-name="T1754">columpnam marmoreum </text:span><text:span text:style-name="T1755">asserunt </text:span><text:span text:style-name="T1756">ueneranda conceptionis </text:span><text:span text:style-name="T1757">misteria </text:span><text:span text:style-name="T1758">esse facta.</text:span></text:p>
      <text:p text:style-name="P85">In Nazareth sunt pessimi Sarraceni, <text:span text:style-name="T1759">et uidetur </text:span><text:span text:style-name="T1760">quod fuerint </text:span><text:span text:style-name="T1761">ab antiquo rationabiliter </text:span><text:span text:style-name="T1762">quia dictum sit </text:span><text:span text:style-name="T1763">in Euuangelio : « </text:span><text:span text:style-name="T1764">A Nazareth potest aliquid boni esse ». </text:span><text:span text:style-name="T1765">Ad infinitam </text:span><text:span text:style-name="T1766">siquidem </text:span><text:span text:style-name="T1767">Dei bonitatem pertinet </text:span><text:span text:style-name="T1768">ut ex malis bona eliciat, </text:span><text:span text:style-name="T1769">et ex pessimis optima </text:span><text:span text:style-name="T1770">dispositione </text:span><text:span text:style-name="T1771">suauissima </text:span><text:span text:style-name="T1772">proferantur. In ipso loco Christi peragitur </text:span><text:span text:style-name="T1773">infantia, a parentibus educatur, </text:span><text:span text:style-name="T1774">proficit </text:span><text:span text:style-name="T1775">etate </text:span><text:span text:style-name="T1776">et gratia, </text:span><text:span text:style-name="T1777">ac pro nobis </text:span><text:span text:style-name="T1778">parentibus subditur cuius </text:span><text:span text:style-name="T1779">nutui </text:span><text:span text:style-name="T1780">obediunt </text:span><text:span text:style-name="T1781">uniuersa. </text:span><text:span text:style-name="T1782">Fons </text:span><text:span text:style-name="T1783">ibi monstratur </text:span><text:span text:style-name="T1784">quo puer </text:span><text:span text:style-name="T1785">balneatur, uestes quoque </text:span><text:span text:style-name="T1786">eius </text:span><text:span text:style-name="T1787">per matrem </text:span><text:span text:style-name="T1788">abluuntur, de quo et portare aquam ad hospitium </text:span><text:span text:style-name="T1789">pro humanis necessitatibus </text:span><text:span text:style-name="T1790">tam mater </text:span><text:span text:style-name="T1791">quam filius consuerunt. </text:span><text:span text:style-name="T1792">In loco susceptionis </text:span><text:span text:style-name="T1793">Christi </text:span><text:span text:style-name="T1794">celebrari </text:span><text:span text:style-name="T1795">missam feci </text:span><text:span text:style-name="T1796">de Annuntiatione </text:span><text:span text:style-name="T1797">Virginis Marie. </text:span><text:span text:style-name="T1798">Prope </text:span><text:span text:style-name="T1799">autem ad unum miliare, </text:span><text:span text:style-name="T1800">est locus qui </text:span><text:span text:style-name="T1801">S</text:span><text:span text:style-name="T1800">altus Domini </text:span><text:span text:style-name="T1802">uocatur, </text:span><text:span text:style-name="T1801">ubi cum </text:span><text:span text:style-name="T1803">Chrisus deiectus esset </text:span><text:span text:style-name="T1804">ut principitaretur de cacumine montis, </text:span><text:span text:style-name="T1805">ipse </text:span><text:span text:style-name="T1806">transiens per </text:span><text:soft-page-break/><text:span text:style-name="T1807">medium illorum </text:span><text:span text:style-name="T1808">ibat, </text:span><text:span text:style-name="T1809">Euuangelio testante. </text:span><text:span text:style-name="T1810">De hoc loco processi </text:span><text:span text:style-name="T1811">uersus </text:span><text:span text:style-name="T1812">montem </text:span><text:span text:style-name="T1813">Tabor </text:span><text:span text:style-name="T1814">in media die. </text:span><text:span text:style-name="T1815">Hic mons omnino formosus est et bene altus in quo quondam </text:span><text:span text:style-name="T1816">erat </text:span><text:span text:style-name="T1817">ciuitas fortis ubi </text:span><text:span text:style-name="T1818">et adhuc </text:span><text:span text:style-name="T1819">apparent </text:span><text:span text:style-name="T1820">alique </text:span><text:span text:style-name="T1821">christianorum ecclesie deuotione </text:span><text:span text:style-name="T1822">congrua uenerande. </text:span><text:span text:style-name="T1823">Ibi </text:span><text:span text:style-name="T1824">et en</text:span><text:span text:style-name="T1825">im </text:span><text:span text:style-name="T1826">frequenter </text:span><text:span text:style-name="T1827">Christus </text:span><text:span text:style-name="T1828">discipulis suis docuit, </text:span><text:span text:style-name="T1829">archana </text:span><text:span text:style-name="T1830">secretor</text:span><text:span text:style-name="T1831">um </text:span><text:span text:style-name="T1832">celestium </text:span><text:span text:style-name="T1833">reuelauit, </text:span><text:span text:style-name="T1834">ut ex hoc non immerito </text:span><text:span text:style-name="T1835">singularis </text:span><text:span text:style-name="T1836">scola Domini </text:span><text:span text:style-name="T1837">appeletur, celum </text:span><text:span text:style-name="T1838">empireum </text:span><text:span text:style-name="T1839">representans, ubi Dominus </text:span><text:span text:style-name="T1840">noster </text:span><text:span text:style-name="T1841">transfiguratus </text:span><text:span text:style-name="T1842">est, </text:span><text:span text:style-name="T1843">uox </text:span><text:span text:style-name="T1844">patris audita est, Moyses et Helias uisi sunt a tribus discipulis ad hanc uisionem </text:span><text:span text:style-name="T1845">assumptis, </text:span><text:span text:style-name="T1846">felicitatis</text:span><text:span text:style-name="T1847">que eterne </text:span><text:span text:style-name="T1848">dulcedo ibi quodammodo pregustata </text:span><text:span text:style-name="T1849">est. Vnde </text:span><text:span text:style-name="T1850">et Petrus </text:span><text:span text:style-name="T1851">confident</text:span><text:span text:style-name="T1852">e</text:span><text:span text:style-name="T1851">r </text:span><text:span text:style-name="T1852">dixit : </text:span><text:span text:style-name="T1853">« Domine bonum est nos hic esse », faciamus hic et cetera.</text:span></text:p>
      <text:p text:style-name="P86">De hoc loco ueni ad mare Galilee et ad Tiberiadem ciuitatem supra ipsum <text:span text:style-name="T1854">mare siue </text:span><text:span text:style-name="T1855">medio locata</text:span><text:span text:style-name="T1856">m. </text:span><text:span text:style-name="T1857">Est autem hoc mare reuera lacus multum magnus et fortitan in circuitu circiter </text:span><text:span text:style-name="amh_5f_nombre_5f_romain"><text:span text:style-name="T1858">xxx</text:span></text:span><text:span text:style-name="T1858"> miliaria continens, </text:span><text:span text:style-name="T1859">per cuius </text:span><text:span text:style-name="T1860">medium </text:span><text:span text:style-name="T1861">fluuius Iordanis currit, bonos </text:span><text:span text:style-name="T1862">pisces habet </text:span><text:span text:style-name="T1863">et in magna copia, </text:span><text:span text:style-name="T1864">aqua </text:span><text:span text:style-name="T1865">siquidem dulcis </text:span><text:span text:style-name="T1866">est et amabilis ad bibendum. </text:span><text:span text:style-name="T1867">Ciuitas uero </text:span><text:span text:style-name="T1868">ipsa Tiberiadis parum </text:span><text:span text:style-name="T1869">uallet et parum ualuisse uidetur etiam ab antiquo, </text:span><text:span text:style-name="T1870">sunt </text:span><text:span text:style-name="T1871">tamen </text:span><text:span text:style-name="T1872">bona balnea </text:span><text:span text:style-name="T1873">naturalia </text:span><text:span text:style-name="T1874">apud </text:span><text:span text:style-name="T1875">ipsam. </text:span><text:span text:style-name="T1876">Sane supra </text:span><text:span text:style-name="T1877">mare Galilee predictum Christus </text:span><text:span text:style-name="T1878">siccis pedibus ambulauit, ipsum tempestuosum dum uentis ageretur tranquillum esse precepit, Petrum dum in ipso mergi cepissit erexit, et post suam resurrectionem ibidem discipulis suis apparuit, quos piscari iussos, rete magnis </text:span><text:span text:style-name="T1879">piscibus </text:span><text:span text:style-name="amh_5f_foliotation"><text:span text:style-name="T1879">[f. 246v]</text:span></text:span><text:span text:style-name="T1879"> </text:span><text:span text:style-name="T1880">impleuit. </text:span><text:span text:style-name="T1881">Per hoc mare sepe Christus </text:span><text:span text:style-name="T1882">nauigauit, </text:span><text:span text:style-name="T1883">circa quod </text:span><text:span text:style-name="T1884">Petrum </text:span><text:span text:style-name="T1885">et Andream uocauit, multa milia hominum </text:span><text:span text:style-name="T1886">paucis </text:span><text:span text:style-name="T1887">piscibus ac panibus saciauit, et sua frequenti presentia has partes deuotas et dignas fecit.</text:span></text:p>
      <text:p text:style-name="P87">In capite huius maris <text:span text:style-name="T1888">uersus aquilonem est forte castrum et magnum </text:span><text:span text:style-name="T1889">atque altum, Saphet </text:span><text:span text:style-name="T1890">nomine, </text:span><text:span text:style-name="T1891">et uilla eius</text:span><text:span text:style-name="T1892">dem nominis </text:span><text:span text:style-name="T1893">delectabilis atque magna. Hoc fortalicium </text:span><text:span text:style-name="T1894">secundum </text:span><text:span text:style-name="T1895">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1895">Krak</text:span><office:annotation-end office:name="__Annotation__76830_2659024224"/><text:span text:style-name="T1895">, cuius </text:span><text:span text:style-name="T1896">memoriam superius feci </text:span><text:span text:style-name="T1897">in hiis partibus. </text:span><text:span text:style-name="T1898">V</text:span><text:span text:style-name="T1897">erum </text:span><text:span text:style-name="T1898">in hiis partibus iuxta terram promissionis huic castro </text:span><text:span text:style-name="T1899">aliud in fortitudine ac edificiis </text:span><text:span text:style-name="T1900">non equatur. Non longe ab hoc castro est ciuitas Dan, alter terminus scilicet terre promissionis </text:span><text:span text:style-name="T1901">uersus </text:span><text:span text:style-name="T1902">aquilonem, </text:span><text:span text:style-name="T1903">que et Belmas, aut Cesarea Philippi dicitur, in pede montis Libani </text:span><text:span text:style-name="T1904">delectabiliter </text:span><text:span text:style-name="T1905">situata.</text:span></text:p>
      <text:p text:style-name="P88">Et sciendum est quod terre promissionis in longitudine, <text:span text:style-name="T1906">a Dan scilicet usque Betsabee, de plaga septentrionali </text:span><text:span text:style-name="T1907">uersus </text:span><text:span text:style-name="T1908">australem </text:span><text:span text:style-name="T1909">protensa, tenet </text:span><text:span text:style-name="T1910">circa </text:span><text:span text:style-name="T1911">centum LX miliaria. </text:span><text:span text:style-name="T1912">Et in latitudine </text:span><text:span text:style-name="T1913">sua quod est ab oriente in occidentem, scilicet a finibus Iherico </text:span><text:span text:style-name="T1914">usque Yoppen, </text:span><text:span text:style-name="T1915">parum ultra XL. </text:span><text:span text:style-name="T1916">Unde </text:span><text:span text:style-name="T1917">cum sit adeo </text:span><text:span text:style-name="T1918">suis </text:span><text:span text:style-name="T1919">termi</text:span><text:span text:style-name="T1920">ni</text:span><text:span text:style-name="T1919">s, </text:span><text:span text:style-name="T1921">admirabilis </text:span><text:span text:style-name="T1922">innumerositas populi </text:span><text:span text:style-name="T1923">israel, </text:span><text:span text:style-name="T1924">nobilitatisque </text:span><text:span text:style-name="T1925">magnitudo, potentio diuitiarumque ipsius </text:span><text:span text:style-name="T1926">singulari</text:span><text:span text:style-name="T1927">s </text:span><text:span text:style-name="T1928">excellentia merito </text:span><text:span text:style-name="T1929">debet </text:span><text:span text:style-name="T1930">attribui </text:span><text:span text:style-name="T1931">miraculorum operatrici </text:span><text:span text:style-name="T1932">diuine </text:span><text:span text:style-name="T1933">potentie </text:span><text:span text:style-name="T1934">et non </text:span><text:span text:style-name="T1935">humane </text:span><text:span text:style-name="T1936">industrie, </text:span><text:span text:style-name="T1937">cursuique usitato </text:span><text:span text:style-name="T1938">nature, </text:span><text:span text:style-name="T1939">qu</text:span><text:span text:style-name="T1940">a </text:span><text:span text:style-name="T1941">potentia </text:span><text:span text:style-name="T1942">ac Dei </text:span><text:span text:style-name="T1943">gratuita </text:span><text:span text:style-name="T1944">presidentia, ipse </text:span><text:span text:style-name="T1945">sibi </text:span><text:span text:style-name="T1946">predictas </text:span><text:span text:style-name="T1947">partes </text:span><text:span text:style-name="T1948">Israel </text:span><text:span text:style-name="T1949">conquirere, inhabitare et usque </text:span><text:span text:style-name="T1950">ad prefinitum </text:span><text:span text:style-name="T1951">tempus meruerunt </text:span><text:span text:style-name="T1952">secundum </text:span><text:span text:style-name="T1953">comprehensibilia Dei iudicia </text:span><text:span text:style-name="T1954">possidere.</text:span></text:p>
      <text:p text:style-name="P21">De Damasco <text:span text:style-name="T1955">et terminis </text:span><text:span text:style-name="T1956">eius </text:span><text:span text:style-name="T1957">ac montibus Libani et fine </text:span><text:span text:style-name="T1958">pergrinationis</text:span></text:p>
      <text:p text:style-name="P89">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p>
      <text:p text:style-name="P89">Inde procedens tribus diebus ueni Damascum, ciuitatem antiquam nobilem et famosam. <text:span text:style-name="T1959">Et sciendum quod tota regio que est inter desertum </text:span><text:span text:style-name="T1960">Egipti </text:span><text:span text:style-name="T1961">et Arabie, </text:span><text:span text:style-name="T1962">protensa de autsrto in aquilonem </text:span><text:span text:style-name="T1963">usque </text:span><text:span text:style-name="T1964">ad Sciciliam, Armeniam et Caldeam, </text:span><text:span text:style-name="T1965">et ab oriente de deserto magno usque ad occidentem mare Mediterraneum, generali uocabulo Siria appelatur in plures speciales prouincias subdiuisa. </text:span><text:span text:style-name="T1966">Partes enim eius sunt Siria, Fenicis, Palestina, Iudea, Galilea, Mesopotamia Sirie, </text:span><text:span text:style-name="T1967">Siria Libani, </text:span><text:span text:style-name="T1968">Siria Damasci </text:span><text:span text:style-name="T1969">et alie huiusmodi, </text:span><text:span text:style-name="T1970">quas ad plenum </text:span><text:span text:style-name="T1971">edicere longum esset.</text:span></text:p>
      <text:p text:style-name="P90">Et ceterum uerus terram promissionis locus ubi Saulus diuinitus prosternitur et paulus erigitur, Christo informati consentit et de persecutore <text:span text:style-name="T1972">trucissimo uas electionis sit, annuente clementia Saluatoris. Et in Damasco tribus diebus ipse paulus non uidens permansit nullo cibo corporali penitus recreatus, quo triduo ad tertium </text:span><text:span text:style-name="T1973">celum </text:span><text:span text:style-name="T1974">rapitur, </text:span><text:span text:style-name="T1975">archana </text:span><text:span text:style-name="T1976">uerba audiens </text:span><text:span text:style-name="T1977">que non licet homini </text:span><text:span text:style-name="T1978">loqui, ut </text:span><text:span text:style-name="T1979">ipse </text:span><text:span text:style-name="T1980">in epistola quadam de se loquens fatetur. </text:span><text:span text:style-name="T1981">Dicit autem beatus Augustinus in libro </text:span><text:span text:style-name="T1982">D</text:span><text:span text:style-name="T1981">e uiden</text:span><text:span text:style-name="T1983">d</text:span><text:span text:style-name="T1981">o Deum </text:span><text:span text:style-name="T1982">et </text:span><text:span text:style-name="T1984">S</text:span><text:span text:style-name="T1982">upra </text:span><text:span text:style-name="T1984">Genesim ad litteram, </text:span><text:span text:style-name="T1985">quod in hoc raptu triduano </text:span><text:span text:style-name="T1986">P</text:span><text:span text:style-name="T1987">aulus Deum per essentiam uiderit, in carne scilicet uiuens, </text:span><text:span text:style-name="T1986">quo </text:span><text:span text:style-name="T1988">ad hac tamen uisionem </text:span><text:span text:style-name="T1989">sensibus carnis minime utens. </text:span><text:span text:style-name="T1990">Oculis </text:span><text:span text:style-name="T1991">enim corporalibus </text:span><text:span text:style-name="amh_5f_foliotation"><text:span text:style-name="T1991">[f. 247r]</text:span></text:span><text:span text:style-name="T1991"> </text:span><text:span text:style-name="T1992">uel quacumque </text:span><text:span text:style-name="T1993">cognitiua </text:span><text:span text:style-name="T1994">uirtute organo corporeo alligata, nullo modo diuina </text:span><text:span text:style-name="T1995">potentia et essentia ab aliquo potest intueri, sed solo intellectu uidetur </text:span><text:span text:style-name="T1996">ipsum diuinum </text:span><text:span text:style-name="T1997">esse cum tamen deformitatem eius quodam </text:span><text:span text:style-name="T1998">gloriose lumine perlustrauerit. Et dicit beatus Augustinus </text:span><text:span text:style-name="T1999">ibidem quod </text:span><text:span text:style-name="T2000">nulli in hac uita datum est Deum per essentiam </text:span><text:span text:style-name="T2001">uidere </text:span><text:span text:style-name="T2002">nisi duobus primis doctoribus Paulo </text:span><text:span text:style-name="T2003">quidem </text:span><text:span text:style-name="T2004">gentium </text:span><text:span text:style-name="T2005">et Moisi </text:span><text:span text:style-name="T2006">iudeorum. </text:span><text:span text:style-name="T2007">O quanta profunditas sapientie </text:span><text:span text:style-name="T2008">infinite, que tam clare primos magistros luce ueritatis uoluit informare ut, irrefragabilibus </text:span><text:span text:style-name="T2009">fundamentis discipline </text:span><text:span text:style-name="T2010">innixi, docerent constantius riuis beneficis humana </text:span><text:span text:style-name="T2011">corda arentia irrigando, </text:span><text:span text:style-name="T2012">quos a primo ueritatis fonte clara uisione nouerant efluxisse.</text:span></text:p>
      <text:p text:style-name="P91">Est autem Damascus cuius <text:span text:style-name="T2013">ante memini antiquissima, pulcerrima, ditissima ciuitas, omnibus mercatoribus et uictualibus perhabundans. </text:span><text:span text:style-name="T2014">Species </text:span><text:span text:style-name="T2015">namque </text:span><text:span text:style-name="T2016">Indice, </text:span><text:span text:style-name="T2017">petre preciose, sericum plurimum, aromata </text:span><text:span text:style-name="T2018">infinita illic de Baldaco et ceteris </text:span><text:span text:style-name="T2019">partibus </text:span><text:span text:style-name="T2020">orientalibu</text:span><text:span text:style-name="T2021">s</text:span><text:span text:style-name="T2020">, Persia, </text:span><text:span text:style-name="T2022">Iudea, maiori Armenia in camelis et aliis summariis adducuntur et inde per mercatores </text:span><text:span text:style-name="T2023">ad diuersas partes alias </text:span><text:soft-page-break/><text:span text:style-name="T2023">mundi longe late disperguntur. </text:span><text:span text:style-name="T2024">Distat </text:span><text:span text:style-name="T2025">autem Damascus </text:span><text:span text:style-name="T2026">a mari tribus dietis </text:span><text:span text:style-name="T2027">et multum delectabilis est, aquis fluentibus mediocribus quantitate, fontibus clarius intus et extra rigata. In circuitu sui ortos habens </text:span><text:span text:style-name="T2028">ut dicitur circa </text:span><text:span text:style-name="amh_5f_nombre_5f_romain"><text:span text:style-name="T2029">lx</text:span></text:span><text:span text:style-name="T2028"> miliaria, </text:span><text:span text:style-name="T2030">arborum </text:span><text:span text:style-name="T2031">amenitate </text:span><text:span text:style-name="T2032">et utilitate </text:span><text:span text:style-name="T2033">fructum </text:span><text:span text:style-name="T2034">ultra </text:span><text:span text:style-name="T2029">quam credi </text:span><text:span text:style-name="T2035">potest, </text:span><text:span text:style-name="T2036">humanis </text:span><text:span text:style-name="T2037">sollatiis </text:span><text:span text:style-name="T2038">et </text:span><text:span text:style-name="T2039">refocilliationibus adoptatos. Dicitur </text:span><text:span text:style-name="T2040">quod quilibet ortus custodibus ex equo diuisis, ad minus habet tres custodes, quod si uerum </text:span><text:span text:style-name="T2041">est ex ipsis consurgit in summa personarum maxima multitudo. Et ipsa ciuitas <text:s/>in se multum est populosa, artifices mechanicos </text:span><text:span text:style-name="T2042">diuersi </text:span><text:span text:style-name="T2043">generis optimos habens, </text:span><text:span text:style-name="T2044">et precipue </text:span><text:span text:style-name="T2045">medicos.</text:span></text:p>
      <text:p text:style-name="P91"><text:span text:style-name="T2046">De Damasco processi ad ymagin</text:span><text:span text:style-name="T2047">em beate Virginis </text:span><text:span text:style-name="T2048">in Sardani, </text:span><text:span text:style-name="T2049">ubi est locus fortis supra petram adomodum </text:span><text:span text:style-name="T2050">castelli muratus in circuitu, in quo profecto satis </text:span><text:span text:style-name="T2051">plucra est ecclesia. </text:span><text:span text:style-name="T2052">Retro maius altare ipsius, in muro, tabula </text:span><text:span text:style-name="T2053">quidam </text:span><text:span text:style-name="T2054">tota nigra et humida cernitur </text:span><text:span text:style-name="T2055">in qua </text:span><text:span text:style-name="T2056">ymago gloriose Virginis </text:span><text:span text:style-name="T2057">olim </text:span><text:span text:style-name="T2058">descripta </text:span><text:span text:style-name="T2059">fertur, sed propter </text:span><text:span text:style-name="T2060">uetustatem iam nulla liniamenta sunt nisi quod </text:span><text:span text:style-name="T2061">in aliqua parte color rubeus mihi </text:span><text:span text:style-name="T2062">uidebatur </text:span><text:span text:style-name="T2063">apparere. </text:span><text:span text:style-name="T2064">Hec tabula </text:span><text:span text:style-name="T2065">mediocris </text:span><text:span text:style-name="T2066">quantitate </text:span><text:span text:style-name="T2067">est, supra uas marmoreum </text:span><text:span text:style-name="T2068">quoddam posita, intar murum cancellis ferreis </text:span><text:span text:style-name="T2069">premunita. Et de ea uisibiliter quasi oleum </text:span><text:span text:style-name="T2070">continue </text:span><text:span text:style-name="T2071">distillat, quod monaci </text:span><text:span text:style-name="T2072">recipientes de uase </text:span><text:span text:style-name="T2073">marmoreo </text:span><text:span text:style-name="T2074">quod subtus est, </text:span><text:span text:style-name="T2075">per cancellos </text:span><text:span text:style-name="T2076">immisso cocleario </text:span><text:span text:style-name="T2077">peregrinis </text:span><text:span text:style-name="T2078">distribuitur </text:span><text:span text:style-name="T2079">satis apte et large. </text:span><text:span text:style-name="T2080">Per omnem </text:span><text:span text:style-name="T2081">mundum </text:span><text:span text:style-name="T2082">uidetur esse oleum </text:span><text:span text:style-name="T2083">oliue. Dicitur </text:span><text:span text:style-name="T2084">quod pro certo de hac ymagine aliquantulum oleum </text:span><text:span text:style-name="T2085">defluxerit miraculose. Sed si hoc quod modo</text:span><text:span text:style-name="T2086">fuit, diuino fluat </text:span><text:span text:style-name="T2087">miraculo rationabiliter </text:span><text:span text:style-name="T2088">dubito, </text:span><text:span text:style-name="T2089">et etiam multi alii de ueritate huius facti non immerito </text:span><text:span text:style-name="T2090">altercantur. Monaci et moniales</text:span><text:span text:style-name="T2091">in predicto clausto sunt degentes. In casali pulcro quod sub monasterio est christiani scismatici morantur, bono uino </text:span><text:span text:style-name="T2092">satis habundantes. Hic autem locus a Damasco se iungitur ad mediam dietam.</text:span></text:p>
      <text:p text:style-name="P92">Ego uero procedens dimissi a dextris Anthiocia, que quondam <text:span text:style-name="T2093">Reblata dicebatur, </text:span><text:span text:style-name="T2094">olim magna </text:span><text:span text:style-name="T2095">et multum nobilis ciuitas, et </text:span><text:span text:style-name="T2096">T</text:span><text:span text:style-name="T2095">ripoli </text:span><text:span text:style-name="T2097">famosa, </text:span><text:span text:style-name="T2098">etiam que olim </text:span><text:span text:style-name="T2099">christianomur fuerunt, </text:span><text:span text:style-name="T2100">nunc per Sarracenos </text:span><text:span text:style-name="T2101">deserte sunt et destructe, processi uersus Berutham </text:span><text:span text:style-name="T2102">in tribus diebus in media uia, </text:span><text:span text:style-name="T2103">transita ualle </text:span><text:span text:style-name="T2103"><office:annotation office:name="__Annotation__42360_3194605602" loext:resolved="false"><dc:creator>Alexandre Moret Houplon</dc:creator><dc:date>2026-02-20T15:44:22.509228000</dc:date><meta:creator-initials>AMH</meta:creator-initials><text:p text:style-name="Comment">Deluz : Bokar</text:p></office:annotation></text:span><text:span text:style-name="T2103">Robar</text:span><office:annotation-end office:name="__Annotation__42360_3194605602"/><text:span text:style-name="T2103">, </text:span><text:span text:style-name="T2104">que fortissima et pulcerrima est inter montes hinc inde protensa riui</text:span><text:span text:style-name="T2105">s pratis piscibus </text:span><text:span text:style-name="T2106">pecoribus prediata, </text:span><text:span text:style-name="T2107">ac Sarracenis </text:span><text:span text:style-name="T2108">habitatoribus </text:span><text:span text:style-name="T2109">multum plena. Veni ad montes Libani gratiosos, qui in longum protenduntur de aquilone </text:span><text:span text:style-name="T2110">in austrum, </text:span><text:span text:style-name="T2111">a Scicilia </text:span><text:span text:style-name="T2112">que nunc Armenia minor dicitur propter </text:span><text:span text:style-name="T2113">Armenos </text:span><text:span text:style-name="T2114">qui </text:span><text:span text:style-name="amh_5f_foliotation"><text:span text:style-name="T2115">[f. 247v]</text:span></text:span><text:span text:style-name="T2115"> </text:span><text:span text:style-name="T2116">eam ui armorum </text:span><text:span text:style-name="T2117">ceprunt et tenent, prioribus habitatoribus subiugatis, usque ad Dan terre promissionis </text:span><text:span text:style-name="T2118">initium </text:span><text:span text:style-name="T2119">de quo </text:span><text:span text:style-name="T2120">feci supra </text:span><text:span text:style-name="T2121">mensionem. </text:span><text:span text:style-name="T2122">Hii montes </text:span><text:span text:style-name="T2123">sunt pleni, </text:span><text:span text:style-name="T2124">pulcerrimis casalibus, habitaroribus, fructibus, fontibus ac ceteris </text:span><text:span text:style-name="T2125">et opulentiis et amenitatibus </text:span><text:span text:style-name="T2126">temporalibiis, </text:span><text:span text:style-name="T2127">cedris, </text:span><text:span text:style-name="T2128">cupressis, ac pluribus huiusmodi adoriferis. </text:span><text:span text:style-name="T2129">In parte Libani prope Tripolim, qui uulgariter montanea nigra dicitur, commorantur </text:span><text:span text:style-name="T2129"><office:annotation office:name="__Annotation__48158_3194605602" loext:resolved="false"><dc:creator>Alexandre Moret Houplon</dc:creator><dc:date>2026-02-20T15:57:42.982127800</dc:date><meta:creator-initials>AMH</meta:creator-initials><text:p text:style-name="Comment">Deluz : xx</text:p></office:annotation></text:span><text:span text:style-name="T2129">ducenta</text:span><office:annotation-end office:name="__Annotation__48158_3194605602"/><text:span text:style-name="T2129"> milia christiani, ut dicitur boni sagitarii ac uiriles homines </text:span><text:span text:style-name="T2130">passagium </text:span><text:span text:style-name="T2131">latinorum plurimum </text:span><text:span text:style-name="T2132">affectantes, et a iugo </text:span><text:span text:style-name="T2133">soldani </text:span><text:span text:style-name="T2134">plus quam </text:span><text:span text:style-name="T2135">alii christiani appetunt releuari.</text:span></text:p>
      <text:p text:style-name="P93"><text:soft-page-break/>Sicque <text:span text:style-name="T2136">latitudine </text:span><text:span text:style-name="T2137">Libani </text:span><text:span text:style-name="T2138">transcensa </text:span><text:span text:style-name="T2139">perueni </text:span><text:span text:style-name="T2140">ad Beruthensium </text:span><text:span text:style-name="T2141">splendidissimum opidum</text:span><text:span text:style-name="T2142">supra mare optime </text:span><text:span text:style-name="T2143">situatum, arboribus, </text:span><text:span text:style-name="T2144">ortis, fontibus </text:span><text:span text:style-name="T2145">predecorum, </text:span><text:span text:style-name="T2146">cuius in prologo digestiorum meminit </text:span><text:span text:style-name="T2147">imperator. </text:span><text:span text:style-name="T2148">Supra Beruthum uersus Ciliciam </text:span><text:span text:style-name="T2149">est locus fortis, qui Biblium </text:span><text:span text:style-name="T2150">dicitur supra mare. </text:span><text:span text:style-name="T2151">Et prope ab alia parte est Sidon ciuitas atque </text:span><text:span text:style-name="T2152">Sarepta </text:span><text:span text:style-name="T2153">Sodomorum </text:span><text:span text:style-name="T2154">quorum locorum </text:span><text:span text:style-name="T2155">sacra scriptura </text:span><text:span text:style-name="T2156">meminit.</text:span></text:p>
      <text:p text:style-name="P94">Existens igitur <text:span text:style-name="T2157">in Berutho, que nunc sub Sarracenorum Dominio est, peregrinatione mea satis ampla quidem et Deo fauente </text:span><text:span text:style-name="T2158">prospere facta desideraui multum recedere, </text:span><text:span text:style-name="T2159">et ad portum christianorum </text:span><text:span text:style-name="T2160">pertingere, ut post laborem </text:span><text:span text:style-name="T2161">hunc non minimum <text:s/>possem aliquali quiete recreari. </text:span><text:span text:style-name="T2162">Spiritualiter portus christianorum </text:span><text:span text:style-name="T2163">Christus est, ad quem </text:span><text:span text:style-name="T2164">post laborem huius </text:span><text:span text:style-name="T2165">uite et in labore huius presentis miserie </text:span><text:span text:style-name="T2166">nos conuenit </text:span><text:span text:style-name="T2167">attentius </text:span><text:span text:style-name="T2168">aspirare, </text:span><text:span text:style-name="T2169">ad eum accedendo continue</text:span><text:span text:style-name="T2170">non passibus corporeis, sed affectu pure mentis. Nauim igitur cordis extra pericula, fluctuationes </text:span><text:span text:style-name="T2171">et tempestat</text:span><text:span text:style-name="T2172">e</text:span><text:span text:style-name="T2173">m </text:span><text:span text:style-name="T2172">celeumata in ipso firmare et statuere </text:span><text:span text:style-name="T2174">cupientes, erigamus uelum affectus, </text:span><text:span text:style-name="T2175">dirigamus nos gubernaculo intellectus, cordis </text:span><text:span text:style-name="T2176">remigando uirtuosis </text:span><text:span text:style-name="T2177">operibus, </text:span><text:span text:style-name="T2178">ut finaliter </text:span><text:span text:style-name="T2179">a prora fidei, </text:span><text:span text:style-name="T2180">dimissis ac peregrinationis, </text:span><text:span text:style-name="T2181">finibus spe</text:span><text:span text:style-name="T2182">t</text:span><text:span text:style-name="T2181">ie, </text:span><text:span text:style-name="T2183">hilaritatis anchora in eterna </text:span><text:span text:style-name="T2184">firmitate mereamur, Deo fauente tutante dirigente stabiliter felicitari. Quod nobis prestare dignetur qui benedictus est in secula seculorum. </text:span><text:span text:style-name="T2185">Amen.</text:span></text:p>
      <text:p text:style-name="P95">Acta est autem peregrinatio hec per nobilem <text:span text:style-name="T2186">uirum </text:span><text:span text:style-name="T2187">Dominum Guillermum dominum de Boldensele, Alemanium, anno Domini millesimo </text:span><text:span text:style-name="amh_5f_nombre_5f_romain"><text:span text:style-name="T2187">eee</text:span></text:span><text:span text:style-name="T2187"> </text:span><text:span text:style-name="amh_5f_nombre_5f_romain"><text:span text:style-name="T2187">xxxvi</text:span></text:span><text:span text:style-name="amh_5f_nombre_5f_romain"><text:span text:style-name="T2188">o</text:span></text:span><text:span text:style-name="T2187">.</text:span></text:p>
      <text:p text:style-name="P96">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3</text:page-number><text:bookmark-end text:name="PageNumWizard_FOOTER_Style de page par défaut13"/></text:p>
      </style:footer>
      <style:footer-left>
        <text:p text:style-name="MP2"><text:bookmark-start text:name="PageNumWizard_FOOTER_Style de page par défaut14"/><text:page-number text:select-page="current">32</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16:20:30.935309700</dc:date>
    <dc:creator>Alexandre Moret Houplon</dc:creator>
    <meta:editing-duration>P4DT5H32M58S</meta:editing-duration>
    <meta:editing-cycles>2317</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3" meta:paragraph-count="178" meta:word-count="12396" meta:character-count="84978" meta:non-whitespace-character-count="72744"/>
  </office:meta>
</office:document-meta>
</file>